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5pt" style:font-size-asian="5pt" style:font-size-complex="5pt"/>
    </style:style>
    <style:style style:name="P2" style:family="paragraph" style:parent-style-name="Preformatted_20_Text">
      <style:text-properties fo:font-size="10pt" officeooo:rsid="000d1c91" officeooo:paragraph-rsid="000d1c91" style:font-size-asian="8.75pt" style:font-size-complex="10pt"/>
    </style:style>
    <style:style style:name="T1" style:family="text">
      <style:text-properties officeooo:rsid="000d1c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rles Truscott Watters, see attached graph</text:p>
      <text:p text:style-name="P1"/>
      <text:p text:style-name="P1"><text:s text:c="4"/>degrees <text:s text:c="3"/>sine of the degree <text:s text:c="3"/>cosine of the degree <text:s text:c="3"/>tangent of the degree</text:p>
      <text:p text:style-name="P1">0 <text:s text:c="3"/>-360 <text:s text:c="3"/>2.4492935982947064e-16 <text:s text:c="3"/>1.0 <text:s text:c="3"/>2.4492935982947064e-16</text:p>
      <text:p text:style-name="P1">1 <text:s text:c="3"/>-359 <text:s text:c="3"/>0.01745240643728445 <text:s text:c="3"/>0.9998476951563913 <text:s text:c="3"/>0.017455064928218522</text:p>
      <text:p text:style-name="P1">2 <text:s text:c="3"/>-358 <text:s text:c="3"/>0.034899496702500823 <text:s text:c="3"/>0.9993908270190958 <text:s text:c="3"/>0.03492076949174758</text:p>
      <text:p text:style-name="P1">3 <text:s text:c="3"/>-357 <text:s text:c="3"/>0.05233595624294437 <text:s text:c="3"/>0.9986295347545738 <text:s text:c="3"/>0.052407779283041744</text:p>
      <text:p text:style-name="P1">4 <text:s text:c="3"/>-356 <text:s text:c="3"/>0.06975647374412476 <text:s text:c="3"/>0.9975640502598243 <text:s text:c="3"/>0.06992681194350986</text:p>
      <text:p text:style-name="P1">5 <text:s text:c="3"/>-355 <text:s text:c="3"/>0.08715574274765832 <text:s text:c="3"/>0.9961946980917455 <text:s text:c="3"/>0.08748866352592415</text:p>
      <text:p text:style-name="P1">6 <text:s text:c="3"/>-354 <text:s text:c="3"/>0.10452846326765342 <text:s text:c="3"/>0.9945218953682733 <text:s text:c="3"/>0.1051042352656764</text:p>
      <text:p text:style-name="P1">7 <text:s text:c="3"/>-353 <text:s text:c="3"/>0.12186934340514811 <text:s text:c="3"/>0.992546151641322 <text:s text:c="3"/>0.12278456090290524</text:p>
      <text:p text:style-name="P1">8 <text:s text:c="3"/>-352 <text:s text:c="3"/>0.13917310096006588 <text:s text:c="3"/>0.9902680687415703 <text:s text:c="3"/>0.1405408347023919</text:p>
      <text:p text:style-name="P1">9 <text:s text:c="3"/>-351 <text:s text:c="3"/>0.15643446504023112 <text:s text:c="3"/>0.9876883405951377 <text:s text:c="3"/>0.15838444032453655</text:p>
      <text:p text:style-name="P1">10 <text:s text:c="3"/>-350 <text:s text:c="3"/>0.17364817766693127 <text:s text:c="3"/>0.9848077530122079 <text:s text:c="3"/>0.17632698070846592</text:p>
      <text:p text:style-name="P1">11 <text:s text:c="3"/>-349 <text:s text:c="3"/>0.19080899537654467 <text:s text:c="3"/>0.981627183447664 <text:s text:c="3"/>0.1943803091377183</text:p>
      <text:p text:style-name="P1">12 <text:s text:c="3"/>-348 <text:s text:c="3"/>0.20791169081775987 <text:s text:c="3"/>0.9781476007338056 <text:s text:c="3"/>0.21255656167002268</text:p>
      <text:p text:style-name="P1">13 <text:s text:c="3"/>-347 <text:s text:c="3"/>0.22495105434386534 <text:s text:c="3"/>0.9743700647852351 <text:s text:c="3"/>0.23086819112556348</text:p>
      <text:p text:style-name="P1">14 <text:s text:c="3"/>-346 <text:s text:c="3"/>0.24192189559966787 <text:s text:c="3"/>0.9702957262759965 <text:s text:c="3"/>0.24932800284318082</text:p>
      <text:p text:style-name="P1">15 <text:s text:c="3"/>-345 <text:s text:c="3"/>0.2588190451025207 <text:s text:c="3"/>0.9659258262890683 <text:s text:c="3"/>0.26794919243112264</text:p>
      <text:p text:style-name="P1">16 <text:s text:c="3"/>-344 <text:s text:c="3"/>0.2756373558169998 <text:s text:c="3"/>0.9612616959383187 <text:s text:c="3"/>0.28674538575880865</text:p>
      <text:p text:style-name="P1">17 <text:s text:c="3"/>-343 <text:s text:c="3"/>0.29237170472273627 <text:s text:c="3"/>0.9563047559630357 <text:s text:c="3"/>0.30573068145865984</text:p>
      <text:p text:style-name="P1">18 <text:s text:c="3"/>-342 <text:s text:c="3"/>0.3090169943749476 <text:s text:c="3"/>0.9510565162951535 <text:s text:c="3"/>0.32491969623290656</text:p>
      <text:p text:style-name="P1">19 <text:s text:c="3"/>-341 <text:s text:c="3"/>0.32556815445715753 <text:s text:c="3"/>0.9455185755993165 <text:s text:c="3"/>0.34432761328966627</text:p>
      <text:p text:style-name="P1">20 <text:s text:c="3"/>-340 <text:s text:c="3"/>0.3420201433256686 <text:s text:c="3"/>0.9396926207859084 <text:s text:c="3"/>0.3639702342662022</text:p>
      <text:p text:style-name="P1">21 <text:s text:c="3"/>-339 <text:s text:c="3"/>0.35836794954530077 <text:s text:c="3"/>0.9335804264972015 <text:s text:c="3"/>0.3838640350354164</text:p>
      <text:p text:style-name="P1">22 <text:s text:c="3"/>-338 <text:s text:c="3"/>0.37460659341591235 <text:s text:c="3"/>0.9271838545667873 <text:s text:c="3"/>0.4040262258351572</text:p>
      <text:p text:style-name="P1">23 <text:s text:c="3"/>-337 <text:s text:c="3"/>0.3907311284892747 <text:s text:c="3"/>0.9205048534524399 <text:s text:c="3"/>0.4244748162096059</text:p>
      <text:p text:style-name="P1">24 <text:s text:c="3"/>-336 <text:s text:c="3"/>0.40673664307580015 <text:s text:c="3"/>0.913545457642601 <text:s text:c="3"/>0.4452286853085361</text:p>
      <text:p text:style-name="P1">25 <text:s text:c="3"/>-335 <text:s text:c="3"/>0.4226182617407 <text:s text:c="3"/>0.9063077870366497 <text:s text:c="3"/>0.46630765815499936</text:p>
      <text:p text:style-name="P1">26 <text:s text:c="3"/>-334 <text:s text:c="3"/>0.438371146789077 <text:s text:c="3"/>0.8987940462991671 <text:s text:c="3"/>0.4877325885658608</text:p>
      <text:p text:style-name="P1">27 <text:s text:c="3"/>-333 <text:s text:c="3"/>0.45399049973954697 <text:s text:c="3"/>0.8910065241883678 <text:s text:c="3"/>0.5095254494944291</text:p>
      <text:p text:style-name="P1">28 <text:s text:c="3"/>-332 <text:s text:c="3"/>0.4694715627858908 <text:s text:c="3"/>0.882947592858927 <text:s text:c="3"/>0.5317094316614788</text:p>
      <text:p text:style-name="P1">29 <text:s text:c="3"/>-331 <text:s text:c="3"/>0.4848096202463369 <text:s text:c="3"/>0.8746197071393959 <text:s text:c="3"/>0.5543090514527687</text:p>
      <text:p text:style-name="P1">30 <text:s text:c="3"/>-330 <text:s text:c="3"/>0.5000000000000004 <text:s text:c="3"/>0.8660254037844384 <text:s text:c="3"/>0.5773502691896264</text:p>
      <text:p text:style-name="P1">31 <text:s text:c="3"/>-329 <text:s text:c="3"/>0.5150380749100545 <text:s text:c="3"/>0.8571673007021121 <text:s text:c="3"/>0.6008606190275608</text:p>
      <text:p text:style-name="P1">32 <text:s text:c="3"/>-328 <text:s text:c="3"/>0.5299192642332058 <text:s text:c="3"/>0.8480480961564254 <text:s text:c="3"/>0.6248693519093289</text:p>
      <text:p text:style-name="P1">33 <text:s text:c="3"/>-327 <text:s text:c="3"/>0.544639035015027 <text:s text:c="3"/>0.838670567945424 <text:s text:c="3"/>0.6494075931975105</text:p>
      <text:p text:style-name="P1">34 <text:s text:c="3"/>-326 <text:s text:c="3"/>0.5591929034707473 <text:s text:c="3"/>0.8290375725550414 <text:s text:c="3"/>0.6745085168424275</text:p>
      <text:p text:style-name="P1">35 <text:s text:c="3"/>-325 <text:s text:c="3"/>0.5735764363510465 <text:s text:c="3"/>0.8191520442889916 <text:s text:c="3"/>0.7002075382097104</text:p>
      <text:p text:style-name="P1">36 <text:s text:c="3"/>-324 <text:s text:c="3"/>0.5877852522924734 <text:s text:c="3"/>0.8090169943749473 <text:s text:c="3"/>0.7265425280053612</text:p>
      <text:p text:style-name="P1">37 <text:s text:c="3"/>-323 <text:s text:c="3"/>0.6018150231520483 <text:s text:c="3"/>0.7986355100472928 <text:s text:c="3"/>0.7535540501027942</text:p>
      <text:p text:style-name="P1">38 <text:s text:c="3"/>-322 <text:s text:c="3"/>0.6156614753256588 <text:s text:c="3"/>0.7880107536067216 <text:s text:c="3"/>0.7812856265067185</text:p>
      <text:p text:style-name="P1">39 <text:s text:c="3"/>-321 <text:s text:c="3"/>0.6293203910498378 <text:s text:c="3"/>0.7771459614569706 <text:s text:c="3"/>0.809784033195008</text:p>
      <text:p text:style-name="P1">40 <text:s text:c="3"/>-320 <text:s text:c="3"/>0.6427876096865396 <text:s text:c="3"/>0.7660444431189778 <text:s text:c="3"/>0.8390996311772805</text:p>
      <text:p text:style-name="P1">41 <text:s text:c="3"/>-319 <text:s text:c="3"/>0.6560590289905074 <text:s text:c="3"/>0.7547095802227719 <text:s text:c="3"/>0.8692867378162269</text:p>
      <text:p text:style-name="P1">42 <text:s text:c="3"/>-318 <text:s text:c="3"/>0.6691306063588581 <text:s text:c="3"/>0.7431448254773942 <text:s text:c="3"/>0.9004040442978398</text:p>
      <text:p text:style-name="P1">43 <text:s text:c="3"/>-317 <text:s text:c="3"/>0.6819983600624983 <text:s text:c="3"/>0.7313537016191707 <text:s text:c="3"/>0.9325150861376612</text:p>
      <text:p text:style-name="P1">44 <text:s text:c="3"/>-316 <text:s text:c="3"/>0.6946583704589976 <text:s text:c="3"/>0.7193398003386509 <text:s text:c="3"/>0.9656887748070748</text:p>
      <text:p text:style-name="P1">45 <text:s text:c="3"/>-315 <text:s text:c="3"/>0.7071067811865477 <text:s text:c="3"/>0.7071067811865474 <text:s text:c="3"/>1.0000000000000004</text:p>
      <text:p text:style-name="P1">46 <text:s text:c="3"/>-314 <text:s text:c="3"/>0.7193398003386517 <text:s text:c="3"/>0.6946583704589966 <text:s text:c="3"/>1.0355303137905714</text:p>
      <text:p text:style-name="P1">47 <text:s text:c="3"/>-313 <text:s text:c="3"/>0.731353701619171 <text:s text:c="3"/>0.681998360062498 <text:s text:c="3"/>1.0723687100246841</text:p>
      <text:p text:style-name="P1">48 <text:s text:c="3"/>-312 <text:s text:c="3"/>0.7431448254773946 <text:s text:c="3"/>0.6691306063588578 <text:s text:c="3"/>1.110612514829194</text:p>
      <text:p text:style-name="P1">49 <text:s text:c="3"/>-311 <text:s text:c="3"/>0.7547095802227722 <text:s text:c="3"/>0.656059028990507 <text:s text:c="3"/>1.1503684072210103</text:p>
      <text:p text:style-name="P1">50 <text:s text:c="3"/>-310 <text:s text:c="3"/>0.7660444431189781 <text:s text:c="3"/>0.6427876096865393 <text:s text:c="3"/>1.1917535925942102</text:p>
      <text:p text:style-name="P1">51 <text:s text:c="3"/>-309 <text:s text:c="3"/>0.7771459614569708 <text:s text:c="3"/>0.6293203910498375 <text:s text:c="3"/>1.2348971565350513</text:p>
      <text:p text:style-name="P1">52 <text:s text:c="3"/>-308 <text:s text:c="3"/>0.7880107536067218 <text:s text:c="3"/>0.6156614753256585 <text:s text:c="3"/>1.279941632193078</text:p>
      <text:p text:style-name="P1">53 <text:s text:c="3"/>-307 <text:s text:c="3"/>0.798635510047293 <text:s text:c="3"/>0.6018150231520479 <text:s text:c="3"/>1.3270448216204112</text:p>
      <text:p text:style-name="P1">54 <text:s text:c="3"/>-306 <text:s text:c="3"/>0.8090169943749476 <text:s text:c="3"/>0.5877852522924729 <text:s text:c="3"/>1.3763819204711742</text:p>
      <text:p text:style-name="P1">55 <text:s text:c="3"/>-305 <text:s text:c="3"/>0.8191520442889918 <text:s text:c="3"/>0.573576436351046 <text:s text:c="3"/>1.4281480067421146</text:p>
      <text:p text:style-name="P1">56 <text:s text:c="3"/>-304 <text:s text:c="3"/>0.8290375725550421 <text:s text:c="3"/>0.5591929034707462 <text:s text:c="3"/>1.4825609685127425</text:p>
      <text:p text:style-name="P1">57 <text:s text:c="3"/>-303 <text:s text:c="3"/>0.8386705679454243 <text:s text:c="3"/>0.5446390350150266 <text:s text:c="3"/>1.5398649638145847</text:p>
      <text:p text:style-name="P1">58 <text:s text:c="3"/>-302 <text:s text:c="3"/>0.8480480961564261 <text:s text:c="3"/>0.5299192642332047 <text:s text:c="3"/>1.6003345290410513</text:p>
      <text:p text:style-name="P1">59 <text:s text:c="3"/>-301 <text:s text:c="3"/>0.8571673007021123 <text:s text:c="3"/>0.5150380749100542 <text:s text:c="3"/>1.6642794823505183</text:p>
      <text:p text:style-name="P1">60 <text:s text:c="3"/>-300 <text:s text:c="3"/>0.8660254037844386 <text:s text:c="3"/>0.5000000000000001 <text:s text:c="3"/>1.732050807568877</text:p>
      <text:p text:style-name="P1">61 <text:s text:c="3"/>-299 <text:s text:c="3"/>0.8746197071393961 <text:s text:c="3"/>0.4848096202463365 <text:s text:c="3"/>1.8040477552714265</text:p>
      <text:p text:style-name="P1">62 <text:s text:c="3"/>-298 <text:s text:c="3"/>0.8829475928589271 <text:s text:c="3"/>0.4694715627858904 <text:s text:c="3"/>1.8807264653463338</text:p>
      <text:p text:style-name="P1">63 <text:s text:c="3"/>-297 <text:s text:c="3"/>0.891006524188368 <text:s text:c="3"/>0.45399049973954664 <text:s text:c="3"/>1.9626105055051515</text:p>
      <text:p text:style-name="P1">64 <text:s text:c="3"/>-296 <text:s text:c="3"/>0.898794046299167 <text:s text:c="3"/>0.4383711467890774 <text:s text:c="3"/>2.050303841579296</text:p>
      <text:p text:style-name="P1">65 <text:s text:c="3"/>-295 <text:s text:c="3"/>0.9063077870366498 <text:s text:c="3"/>0.4226182617406996 <text:s text:c="3"/>2.1445069205095577</text:p>
      <text:p text:style-name="P1">66 <text:s text:c="3"/>-294 <text:s text:c="3"/>0.9135454576426008 <text:s text:c="3"/>0.40673664307580054 <text:s text:c="3"/>2.2460367739042137</text:p>
      <text:p text:style-name="P1">67 <text:s text:c="3"/>-293 <text:s text:c="3"/>0.9205048534524405 <text:s text:c="3"/>0.3907311284892735 <text:s text:c="3"/>2.355852365823755</text:p>
      <text:p text:style-name="P1">68 <text:s text:c="3"/>-292 <text:s text:c="3"/>0.9271838545667874 <text:s text:c="3"/>0.37460659341591196 <text:s text:c="3"/>2.4750868534162964</text:p>
      <text:p text:style-name="P1">69 <text:s text:c="3"/>-291 <text:s text:c="3"/>0.9335804264972021 <text:s text:c="3"/>0.35836794954529955 <text:s text:c="3"/>2.6050890646938076</text:p>
      <text:p text:style-name="P1">70 <text:s text:c="3"/>-290 <text:s text:c="3"/>0.9396926207859085 <text:s text:c="3"/>0.34202014332566816 <text:s text:c="3"/>2.7474774194546274</text:p>
      <text:p text:style-name="P1">71 <text:s text:c="3"/>-289 <text:s text:c="3"/>0.945518575599317 <text:s text:c="3"/>0.3255681544571563 <text:s text:c="3"/>2.9042108776758266</text:p>
      <text:p text:style-name="P1">72 <text:s text:c="3"/>-288 <text:s text:c="3"/>0.9510565162951536 <text:s text:c="3"/>0.30901699437494723 <text:s text:c="3"/>3.0776835371752553</text:p>
      <text:p text:style-name="P1">73 <text:s text:c="3"/>-287 <text:s text:c="3"/>0.9563047559630354 <text:s text:c="3"/>0.2923717047227367 <text:s text:c="3"/>3.270852618484141</text:p>
      <text:p text:style-name="P1">74 <text:s text:c="3"/>-286 <text:s text:c="3"/>0.9612616959383188 <text:s text:c="3"/>0.2756373558169994 <text:s text:c="3"/>3.487414443840906</text:p>
      <text:p text:style-name="P1">75 <text:s text:c="3"/>-285 <text:s text:c="3"/>0.9659258262890682 <text:s text:c="3"/>0.25881904510252113 <text:s text:c="3"/>3.7320508075688714</text:p>
      <text:p text:style-name="P1">76 <text:s text:c="3"/>-284 <text:s text:c="3"/>0.9702957262759966 <text:s text:c="3"/>0.24192189559966745 <text:s text:c="3"/>4.01078093353585</text:p>
      <text:p text:style-name="P1">77 <text:s text:c="3"/>-283 <text:s text:c="3"/>0.9743700647852352 <text:s text:c="3"/>0.22495105434386492 <text:s text:c="3"/>4.331475874284157</text:p>
      <text:p text:style-name="P1">78 <text:s text:c="3"/>-282 <text:s text:c="3"/>0.9781476007338058 <text:s text:c="3"/>0.20791169081775857 <text:s text:c="3"/>4.704630109478472</text:p>
      <text:p text:style-name="P1">79 <text:s text:c="3"/>-281 <text:s text:c="3"/>0.9816271834476641 <text:s text:c="3"/>0.19080899537654425 <text:s text:c="3"/>5.144554015970326</text:p>
      <text:p text:style-name="P1">80 <text:s text:c="3"/>-280 <text:s text:c="3"/>0.9848077530122081 <text:s text:c="3"/>0.17364817766692997 <text:s text:c="3"/>5.671281819617723</text:p>
      <text:p text:style-name="P1">81 <text:s text:c="3"/>-279 <text:s text:c="3"/>0.9876883405951378 <text:s text:c="3"/>0.15643446504023067 <text:s text:c="3"/>6.313751514675051</text:p>
      <text:p text:style-name="P1">82 <text:s text:c="3"/>-278 <text:s text:c="3"/>0.9902680687415704 <text:s text:c="3"/>0.13917310096006547 <text:s text:c="3"/>7.115369722384209</text:p>
      <text:p text:style-name="P1">83 <text:s text:c="3"/>-277 <text:s text:c="3"/>0.992546151641322 <text:s text:c="3"/>0.12186934340514768 <text:s text:c="3"/>8.14434642797458</text:p>
      <text:p text:style-name="P1">84 <text:s text:c="3"/>-276 <text:s text:c="3"/>0.9945218953682734 <text:s text:c="3"/>0.10452846326765299 <text:s text:c="3"/>9.51436445422263</text:p>
      <text:p text:style-name="P1">85 <text:s text:c="3"/>-275 <text:s text:c="3"/>0.9961946980917455 <text:s text:c="3"/>0.08715574274765789 <text:s text:c="3"/>11.43005230276138</text:p>
      <text:p text:style-name="P1">86 <text:s text:c="3"/>-274 <text:s text:c="3"/>0.9975640502598243 <text:s text:c="3"/>0.06975647374412522 <text:s text:c="3"/>14.300666256711946</text:p>
      <text:p text:style-name="P1">87 <text:s text:c="3"/>-273 <text:s text:c="3"/>0.9986295347545738 <text:s text:c="3"/>0.052335956242943946 <text:s text:c="3"/>19.081136687728172</text:p>
      <text:p text:style-name="P1">88 <text:s text:c="3"/>-272 <text:s text:c="3"/>0.9993908270190958 <text:s text:c="3"/>0.03489949670250128 <text:s text:c="3"/>28.63625328291535</text:p>
      <text:p text:style-name="P1">89 <text:s text:c="3"/>-271 <text:s text:c="3"/>0.9998476951563913 <text:s text:c="3"/>0.01745240643728313 <text:s text:c="3"/>57.28996163076068</text:p>
      <text:p text:style-name="P1">90 <text:s text:c="3"/>-270 <text:s text:c="3"/>1.0 <text:s text:c="3"/>-1.8369701987210297e-16 <text:s text:c="3"/>-5443746451065123.0</text:p>
      <text:p text:style-name="P1">91 <text:s text:c="3"/>-269 <text:s text:c="3"/>0.9998476951563913 <text:s text:c="3"/>-0.017452406437283498 <text:s text:c="3"/>-57.28996163075947</text:p>
      <text:p text:style-name="P1">92 <text:s text:c="3"/>-268 <text:s text:c="3"/>0.9993908270190957 <text:s text:c="3"/>-0.03489949670250165 <text:s text:c="3"/>-28.63625328291505</text:p>
      <text:p text:style-name="P1">93 <text:s text:c="3"/>-267 <text:s text:c="3"/>0.9986295347545738 <text:s text:c="3"/>-0.052335956242944306 <text:s text:c="3"/>-19.081136687728037</text:p>
      <text:p text:style-name="P1">94 <text:s text:c="3"/>-266 <text:s text:c="3"/>0.9975640502598242 <text:s text:c="3"/>-0.06975647374412558 <text:s text:c="3"/>-14.300666256711871</text:p>
      <text:p text:style-name="P1">95 <text:s text:c="3"/>-265 <text:s text:c="3"/>0.9961946980917455 <text:s text:c="3"/>-0.08715574274765825 <text:s text:c="3"/>-11.430052302761332</text:p>
      <text:p text:style-name="P1">96 <text:s text:c="3"/>-264 <text:s text:c="3"/>0.9945218953682734 <text:s text:c="3"/>-0.10452846326765336 <text:s text:c="3"/>-9.514364454222596</text:p>
      <text:p text:style-name="P1">97 <text:s text:c="3"/>-263 <text:s text:c="3"/>0.9925461516413221 <text:s text:c="3"/>-0.12186934340514717 <text:s text:c="3"/>-8.144346427974614</text:p>
      <text:p text:style-name="P1">98 <text:s text:c="3"/>-262 <text:s text:c="3"/>0.9902680687415704 <text:s text:c="3"/>-0.13917310096006494 <text:s text:c="3"/>-7.115369722384235</text:p>
      <text:p text:style-name="P1">99 <text:s text:c="3"/>-261 <text:s text:c="3"/>0.9876883405951377 <text:s text:c="3"/>-0.15643446504023104 <text:s text:c="3"/>-6.313751514675036</text:p>
      <text:p text:style-name="P1">100 <text:s text:c="3"/>-260 <text:s text:c="3"/>0.984807753012208 <text:s text:c="3"/>-0.17364817766693033 <text:s text:c="3"/>-5.67128181961771</text:p>
      <text:p text:style-name="P1">101 <text:s text:c="3"/>-259 <text:s text:c="3"/>0.9816271834476639 <text:s text:c="3"/>-0.19080899537654547 <text:s text:c="3"/>-5.144554015970292</text:p>
      <text:p text:style-name="P1">102 <text:s text:c="3"/>-258 <text:s text:c="3"/>0.9781476007338056 <text:s text:c="3"/>-0.2079116908177598 <text:s text:c="3"/>-4.704630109478443</text:p>
      <text:p text:style-name="P1">103 <text:s text:c="3"/>-257 <text:s text:c="3"/>0.9743700647852351 <text:s text:c="3"/>-0.22495105434386525 <text:s text:c="3"/>-4.33147587428415</text:p>
      <text:p text:style-name="P1">104 <text:s text:c="3"/>-256 <text:s text:c="3"/>0.9702957262759965 <text:s text:c="3"/>-0.24192189559966779 <text:s text:c="3"/>-4.010780933535844</text:p>
      <text:p text:style-name="P1">105 <text:s text:c="3"/>-255 <text:s text:c="3"/>0.9659258262890683 <text:s text:c="3"/>-0.25881904510252063 <text:s text:c="3"/>-3.732050807568879</text:p>
      <text:p text:style-name="P1">106 <text:s text:c="3"/>-254 <text:s text:c="3"/>0.961261695938319 <text:s text:c="3"/>-0.2756373558169989 <text:s text:c="3"/>-3.4874144438409127</text:p>
      <text:p text:style-name="P1">107 <text:s text:c="3"/>-253 <text:s text:c="3"/>0.9563047559630353 <text:s text:c="3"/>-0.2923717047227371 <text:s text:c="3"/>-3.2708526184841364</text:p>
      <text:p text:style-name="P1">108 <text:s text:c="3"/>-252 <text:s text:c="3"/>0.9510565162951535 <text:s text:c="3"/>-0.30901699437494756 <text:s text:c="3"/>-3.077683537175252</text:p>
      <text:p text:style-name="P1">109 <text:s text:c="3"/>-251 <text:s text:c="3"/>0.9455185755993168 <text:s text:c="3"/>-0.32556815445715664 <text:s text:c="3"/>-2.904210877675823</text:p>
      <text:p text:style-name="P1">110 <text:s text:c="3"/>-250 <text:s text:c="3"/>0.9396926207859082 <text:s text:c="3"/>-0.3420201433256694 <text:s text:c="3"/>-2.7474774194546168</text:p>
      <text:p text:style-name="P1">111 <text:s text:c="3"/>-249 <text:s text:c="3"/>0.9335804264972016 <text:s text:c="3"/>-0.3583679495453007 <text:s text:c="3"/>-2.605089064693798</text:p>
      <text:p text:style-name="P1">112 <text:s text:c="3"/>-248 <text:s text:c="3"/>0.9271838545667873 <text:s text:c="3"/>-0.3746065934159123 <text:s text:c="3"/>-2.4750868534162938</text:p>
      <text:p text:style-name="P1">113 <text:s text:c="3"/>-247 <text:s text:c="3"/>0.9205048534524403 <text:s text:c="3"/>-0.3907311284892738 <text:s text:c="3"/>-2.3558523658237522</text:p>
      <text:p text:style-name="P1">114 <text:s text:c="3"/>-246 <text:s text:c="3"/>0.913545457642601 <text:s text:c="3"/>-0.4067366430758001 <text:s text:c="3"/>-2.246036773904217</text:p>
      <text:p text:style-name="P1">115 <text:s text:c="3"/>-245 <text:s text:c="3"/>0.9063077870366497 <text:s text:c="3"/>-0.42261826174069994 <text:s text:c="3"/>-2.1445069205095555</text:p>
      <text:p text:style-name="P1">116 <text:s text:c="3"/>-244 <text:s text:c="3"/>0.8987940462991668 <text:s text:c="3"/>-0.43837114678907774 <text:s text:c="3"/>-2.0503038415792942</text:p>
      <text:p text:style-name="P1">117 <text:s text:c="3"/>-243 <text:s text:c="3"/>0.8910065241883678 <text:s text:c="3"/>-0.4539904997395469 <text:s text:c="3"/>-1.9626105055051497</text:p>
      <text:p text:style-name="P1">118 <text:s text:c="3"/>-242 <text:s text:c="3"/>0.882947592858927 <text:s text:c="3"/>-0.46947156278589075 <text:s text:c="3"/>-1.8807264653463323</text:p>
      <text:p text:style-name="P1">119 <text:s text:c="3"/>-241 <text:s text:c="3"/>0.8746197071393959 <text:s text:c="3"/>-0.48480962024633684 <text:s text:c="3"/>-1.804047755271425</text:p>
      <text:p text:style-name="P1">120 <text:s text:c="3"/>-240 <text:s text:c="3"/>0.8660254037844385 <text:s text:c="3"/>-0.5000000000000004 <text:s text:c="3"/>-1.7320508075688754</text:p>
      <text:p text:style-name="P1">121 <text:s text:c="3"/>-239 <text:s text:c="3"/>0.8571673007021121 <text:s text:c="3"/>-0.5150380749100545 <text:s text:c="3"/>-1.664279482350517</text:p>
      <text:p text:style-name="P1">122 <text:s text:c="3"/>-238 <text:s text:c="3"/>0.848048096156426 <text:s text:c="3"/>-0.529919264233205 <text:s text:c="3"/>-1.6003345290410502</text:p>
      <text:p text:style-name="P1">123 <text:s text:c="3"/>-237 <text:s text:c="3"/>0.8386705679454242 <text:s text:c="3"/>-0.544639035015027 <text:s text:c="3"/>-1.5398649638145834</text:p>
      <text:p text:style-name="P1"><text:soft-page-break/>124 <text:s text:c="3"/>-236 <text:s text:c="3"/>0.8290375725550414 <text:s text:c="3"/>-0.5591929034707472 <text:s text:c="3"/>-1.4825609685127386</text:p>
      <text:p text:style-name="P1">125 <text:s text:c="3"/>-235 <text:s text:c="3"/>0.8191520442889916 <text:s text:c="3"/>-0.5735764363510464 <text:s text:c="3"/>-1.4281480067421135</text:p>
      <text:p text:style-name="P1">126 <text:s text:c="3"/>-234 <text:s text:c="3"/>0.8090169943749473 <text:s text:c="3"/>-0.5877852522924732 <text:s text:c="3"/>-1.3763819204711731</text:p>
      <text:p text:style-name="P1">127 <text:s text:c="3"/>-233 <text:s text:c="3"/>0.7986355100472928 <text:s text:c="3"/>-0.6018150231520483 <text:s text:c="3"/>-1.32704482162041</text:p>
      <text:p text:style-name="P1">128 <text:s text:c="3"/>-232 <text:s text:c="3"/>0.7880107536067221 <text:s text:c="3"/>-0.6156614753256581 <text:s text:c="3"/>-1.2799416321930794</text:p>
      <text:p text:style-name="P1">129 <text:s text:c="3"/>-231 <text:s text:c="3"/>0.7771459614569711 <text:s text:c="3"/>-0.6293203910498371 <text:s text:c="3"/>-1.2348971565350526</text:p>
      <text:p text:style-name="P1">130 <text:s text:c="3"/>-230 <text:s text:c="3"/>0.7660444431189779 <text:s text:c="3"/>-0.6427876096865395 <text:s text:c="3"/>-1.1917535925942093</text:p>
      <text:p text:style-name="P1">131 <text:s text:c="3"/>-229 <text:s text:c="3"/>0.7547095802227717 <text:s text:c="3"/>-0.6560590289905077 <text:s text:c="3"/>-1.1503684072210083</text:p>
      <text:p text:style-name="P1">132 <text:s text:c="3"/>-228 <text:s text:c="3"/>0.743144825477394 <text:s text:c="3"/>-0.6691306063588585 <text:s text:c="3"/>-1.110612514829192</text:p>
      <text:p text:style-name="P1">133 <text:s text:c="3"/>-227 <text:s text:c="3"/>0.7313537016191701 <text:s text:c="3"/>-0.6819983600624989 <text:s text:c="3"/>-1.0723687100246813</text:p>
      <text:p text:style-name="P1">134 <text:s text:c="3"/>-226 <text:s text:c="3"/>0.7193398003386509 <text:s text:c="3"/>-0.6946583704589975 <text:s text:c="3"/>-1.0355303137905687</text:p>
      <text:p text:style-name="P1">135 <text:s text:c="3"/>-225 <text:s text:c="3"/>0.7071067811865475 <text:s text:c="3"/>-0.7071067811865477 <text:s text:c="3"/>-0.9999999999999997</text:p>
      <text:p text:style-name="P1">136 <text:s text:c="3"/>-224 <text:s text:c="3"/>0.6946583704589974 <text:s text:c="3"/>-0.7193398003386511 <text:s text:c="3"/>-0.9656887748070742</text:p>
      <text:p text:style-name="P1">137 <text:s text:c="3"/>-223 <text:s text:c="3"/>0.6819983600624984 <text:s text:c="3"/>-0.7313537016191706 <text:s text:c="3"/>-0.9325150861376613</text:p>
      <text:p text:style-name="P1">138 <text:s text:c="3"/>-222 <text:s text:c="3"/>0.6691306063588582 <text:s text:c="3"/>-0.7431448254773942 <text:s text:c="3"/>-0.9004040442978399</text:p>
      <text:p text:style-name="P1">139 <text:s text:c="3"/>-221 <text:s text:c="3"/>0.6560590289905074 <text:s text:c="3"/>-0.7547095802227719 <text:s text:c="3"/>-0.869286737816227</text:p>
      <text:p text:style-name="P1">140 <text:s text:c="3"/>-220 <text:s text:c="3"/>0.6427876096865393 <text:s text:c="3"/>-0.766044443118978 <text:s text:c="3"/>-0.8390996311772799</text:p>
      <text:p text:style-name="P1">141 <text:s text:c="3"/>-219 <text:s text:c="3"/>0.6293203910498376 <text:s text:c="3"/>-0.7771459614569708 <text:s text:c="3"/>-0.8097840331950074</text:p>
      <text:p text:style-name="P1">142 <text:s text:c="3"/>-218 <text:s text:c="3"/>0.6156614753256578 <text:s text:c="3"/>-0.7880107536067222 <text:s text:c="3"/>-0.7812856265067165</text:p>
      <text:p text:style-name="P1">143 <text:s text:c="3"/>-217 <text:s text:c="3"/>0.601815023152048 <text:s text:c="3"/>-0.798635510047293 <text:s text:c="3"/>-0.7535540501027936</text:p>
      <text:p text:style-name="P1">144 <text:s text:c="3"/>-216 <text:s text:c="3"/>0.587785252292473 <text:s text:c="3"/>-0.8090169943749475 <text:s text:c="3"/>-0.7265425280053607</text:p>
      <text:p text:style-name="P1">145 <text:s text:c="3"/>-215 <text:s text:c="3"/>0.5735764363510458 <text:s text:c="3"/>-0.819152044288992 <text:s text:c="3"/>-0.7002075382097092</text:p>
      <text:p text:style-name="P1">146 <text:s text:c="3"/>-214 <text:s text:c="3"/>0.5591929034707467 <text:s text:c="3"/>-0.8290375725550417 <text:s text:c="3"/>-0.6745085168424263</text:p>
      <text:p text:style-name="P1">147 <text:s text:c="3"/>-213 <text:s text:c="3"/>0.5446390350150271 <text:s text:c="3"/>-0.838670567945424 <text:s text:c="3"/>-0.6494075931975106</text:p>
      <text:p text:style-name="P1">148 <text:s text:c="3"/>-212 <text:s text:c="3"/>0.5299192642332048 <text:s text:c="3"/>-0.8480480961564261 <text:s text:c="3"/>-0.6248693519093271</text:p>
      <text:p text:style-name="P1">149 <text:s text:c="3"/>-211 <text:s text:c="3"/>0.5150380749100542 <text:s text:c="3"/>-0.8571673007021123 <text:s text:c="3"/>-0.6008606190275604</text:p>
      <text:p text:style-name="P1">150 <text:s text:c="3"/>-210 <text:s text:c="3"/>0.5000000000000001 <text:s text:c="3"/>-0.8660254037844386 <text:s text:c="3"/>-0.577350269189626</text:p>
      <text:p text:style-name="P1">151 <text:s text:c="3"/>-209 <text:s text:c="3"/>0.48480962024633695 <text:s text:c="3"/>-0.8746197071393959 <text:s text:c="3"/>-0.5543090514527688</text:p>
      <text:p text:style-name="P1">152 <text:s text:c="3"/>-208 <text:s text:c="3"/>0.46947156278589086 <text:s text:c="3"/>-0.8829475928589269 <text:s text:c="3"/>-0.5317094316614789</text:p>
      <text:p text:style-name="P1">153 <text:s text:c="3"/>-207 <text:s text:c="3"/>0.45399049973954625 <text:s text:c="3"/>-0.8910065241883681 <text:s text:c="3"/>-0.5095254494944281</text:p>
      <text:p text:style-name="P1">154 <text:s text:c="3"/>-206 <text:s text:c="3"/>0.43837114678907707 <text:s text:c="3"/>-0.8987940462991671 <text:s text:c="3"/>-0.48773258856586094</text:p>
      <text:p text:style-name="P1">155 <text:s text:c="3"/>-205 <text:s text:c="3"/>0.4226182617406993 <text:s text:c="3"/>-0.90630778703665 <text:s text:c="3"/>-0.46630765815499836</text:p>
      <text:p text:style-name="P1">156 <text:s text:c="3"/>-204 <text:s text:c="3"/>0.4067366430757998 <text:s text:c="3"/>-0.9135454576426011 <text:s text:c="3"/>-0.44522868530853565</text:p>
      <text:p text:style-name="P1">157 <text:s text:c="3"/>-203 <text:s text:c="3"/>0.39073112848927355 <text:s text:c="3"/>-0.9205048534524404 <text:s text:c="3"/>-0.4244748162096045</text:p>
      <text:p text:style-name="P1">158 <text:s text:c="3"/>-202 <text:s text:c="3"/>0.374606593415912 <text:s text:c="3"/>-0.9271838545667874 <text:s text:c="3"/>-0.4040262258351568</text:p>
      <text:p text:style-name="P1">159 <text:s text:c="3"/>-201 <text:s text:c="3"/>0.35836794954530043 <text:s text:c="3"/>-0.9335804264972017 <text:s text:c="3"/>-0.383864035035416</text:p>
      <text:p text:style-name="P1">160 <text:s text:c="3"/>-200 <text:s text:c="3"/>0.34202014332566866 <text:s text:c="3"/>-0.9396926207859084 <text:s text:c="3"/>-0.3639702342662023</text:p>
      <text:p text:style-name="P1">161 <text:s text:c="3"/>-199 <text:s text:c="3"/>0.32556815445715676 <text:s text:c="3"/>-0.9455185755993167 <text:s text:c="3"/>-0.3443276132896654</text:p>
      <text:p text:style-name="P1">162 <text:s text:c="3"/>-198 <text:s text:c="3"/>0.30901699437494773 <text:s text:c="3"/>-0.9510565162951535 <text:s text:c="3"/>-0.3249196962329067</text:p>
      <text:p text:style-name="P1">163 <text:s text:c="3"/>-197 <text:s text:c="3"/>0.2923717047227364 <text:s text:c="3"/>-0.9563047559630355 <text:s text:c="3"/>-0.30573068145865995</text:p>
      <text:p text:style-name="P1">164 <text:s text:c="3"/>-196 <text:s text:c="3"/>0.275637355816999 <text:s text:c="3"/>-0.9612616959383189 <text:s text:c="3"/>-0.28674538575880776</text:p>
      <text:p text:style-name="P1">165 <text:s text:c="3"/>-195 <text:s text:c="3"/>0.25881904510252035 <text:s text:c="3"/>-0.9659258262890684 <text:s text:c="3"/>-0.26794919243112225</text:p>
      <text:p text:style-name="P1">166 <text:s text:c="3"/>-194 <text:s text:c="3"/>0.2419218955996675 <text:s text:c="3"/>-0.9702957262759965 <text:s text:c="3"/>-0.24932800284318044</text:p>
      <text:p text:style-name="P1">167 <text:s text:c="3"/>-193 <text:s text:c="3"/>0.22495105434386498 <text:s text:c="3"/>-0.9743700647852352 <text:s text:c="3"/>-0.2308681911255631</text:p>
      <text:p text:style-name="P1">168 <text:s text:c="3"/>-192 <text:s text:c="3"/>0.20791169081775907 <text:s text:c="3"/>-0.9781476007338057 <text:s text:c="3"/>-0.21255656167002182</text:p>
      <text:p text:style-name="P1">169 <text:s text:c="3"/>-191 <text:s text:c="3"/>0.19080899537654472 <text:s text:c="3"/>-0.981627183447664 <text:s text:c="3"/>-0.1943803091377184</text:p>
      <text:p text:style-name="P1">170 <text:s text:c="3"/>-190 <text:s text:c="3"/>0.17364817766693047 <text:s text:c="3"/>-0.984807753012208 <text:s text:c="3"/>-0.1763269807084651</text:p>
      <text:p text:style-name="P1">171 <text:s text:c="3"/>-189 <text:s text:c="3"/>0.15643446504023073 <text:s text:c="3"/>-0.9876883405951378 <text:s text:c="3"/>-0.15838444032453616</text:p>
      <text:p text:style-name="P1">172 <text:s text:c="3"/>-188 <text:s text:c="3"/>0.13917310096006552 <text:s text:c="3"/>-0.9902680687415703 <text:s text:c="3"/>-0.1405408347023915</text:p>
      <text:p text:style-name="P1">173 <text:s text:c="3"/>-187 <text:s text:c="3"/>0.12186934340514775 <text:s text:c="3"/>-0.992546151641322 <text:s text:c="3"/>-0.12278456090290486</text:p>
      <text:p text:style-name="P1">174 <text:s text:c="3"/>-186 <text:s text:c="3"/>0.10452846326765305 <text:s text:c="3"/>-0.9945218953682734 <text:s text:c="3"/>-0.10510423526567604</text:p>
      <text:p text:style-name="P1">175 <text:s text:c="3"/>-185 <text:s text:c="3"/>0.08715574274765794 <text:s text:c="3"/>-0.9961946980917455 <text:s text:c="3"/>-0.08748866352592378</text:p>
      <text:p text:style-name="P1">176 <text:s text:c="3"/>-184 <text:s text:c="3"/>0.06975647374412483 <text:s text:c="3"/>-0.9975640502598243 <text:s text:c="3"/>-0.06992681194350994</text:p>
      <text:p text:style-name="P1">177 <text:s text:c="3"/>-183 <text:s text:c="3"/>0.052335956242943564 <text:s text:c="3"/>-0.9986295347545738 <text:s text:c="3"/>-0.05240777928304093</text:p>
      <text:p text:style-name="P1">178 <text:s text:c="3"/>-182 <text:s text:c="3"/>0.0348994967025009 <text:s text:c="3"/>-0.9993908270190958 <text:s text:c="3"/>-0.034920769491747654</text:p>
      <text:p text:style-name="P1">179 <text:s text:c="3"/>-181 <text:s text:c="3"/>0.017452406437283192 <text:s text:c="3"/>-0.9998476951563913 <text:s text:c="3"/>-0.017455064928217266</text:p>
      <text:p text:style-name="P1">180 <text:s text:c="3"/>-180 <text:s text:c="3"/>-1.2246467991473532e-16 <text:s text:c="3"/>-1.0 <text:s text:c="3"/>1.2246467991473532e-16</text:p>
      <text:p text:style-name="P1">181 <text:s text:c="3"/>-179 <text:s text:c="3"/>-0.01745240643728344 <text:s text:c="3"/>-0.9998476951563913 <text:s text:c="3"/>0.01745506492821751</text:p>
      <text:p text:style-name="P1">182 <text:s text:c="3"/>-178 <text:s text:c="3"/>-0.0348994967025007 <text:s text:c="3"/>-0.9993908270190958 <text:s text:c="3"/>0.03492076949174746</text:p>
      <text:p text:style-name="P1">183 <text:s text:c="3"/>-177 <text:s text:c="3"/>-0.05233595624294381 <text:s text:c="3"/>-0.9986295347545738 <text:s text:c="3"/>0.052407779283041175</text:p>
      <text:p text:style-name="P1">184 <text:s text:c="3"/>-176 <text:s text:c="3"/>-0.06975647374412552 <text:s text:c="3"/>-0.9975640502598242 <text:s text:c="3"/>0.06992681194351064</text:p>
      <text:p text:style-name="P1">185 <text:s text:c="3"/>-175 <text:s text:c="3"/>-0.08715574274765864 <text:s text:c="3"/>-0.9961946980917455 <text:s text:c="3"/>0.08748866352592448</text:p>
      <text:p text:style-name="P1">186 <text:s text:c="3"/>-174 <text:s text:c="3"/>-0.10452846326765373 <text:s text:c="3"/>-0.9945218953682733 <text:s text:c="3"/>0.10510423526567673</text:p>
      <text:p text:style-name="P1">187 <text:s text:c="3"/>-173 <text:s text:c="3"/>-0.12186934340514755 <text:s text:c="3"/>-0.992546151641322 <text:s text:c="3"/>0.12278456090290465</text:p>
      <text:p text:style-name="P1">188 <text:s text:c="3"/>-172 <text:s text:c="3"/>-0.13917310096006574 <text:s text:c="3"/>-0.9902680687415703 <text:s text:c="3"/>0.14054083470239176</text:p>
      <text:p text:style-name="P1">189 <text:s text:c="3"/>-171 <text:s text:c="3"/>-0.15643446504023098 <text:s text:c="3"/>-0.9876883405951377 <text:s text:c="3"/>0.1583844403245364</text:p>
      <text:p text:style-name="P1">190 <text:s text:c="3"/>-170 <text:s text:c="3"/>-0.17364817766693028 <text:s text:c="3"/>-0.984807753012208 <text:s text:c="3"/>0.1763269807084649</text:p>
      <text:p text:style-name="P1">191 <text:s text:c="3"/>-169 <text:s text:c="3"/>-0.19080899537654497 <text:s text:c="3"/>-0.981627183447664 <text:s text:c="3"/>0.19438030913771864</text:p>
      <text:p text:style-name="P1">192 <text:s text:c="3"/>-168 <text:s text:c="3"/>-0.20791169081775931 <text:s text:c="3"/>-0.9781476007338057 <text:s text:c="3"/>0.2125565616700221</text:p>
      <text:p text:style-name="P1">193 <text:s text:c="3"/>-167 <text:s text:c="3"/>-0.22495105434386478 <text:s text:c="3"/>-0.9743700647852352 <text:s text:c="3"/>0.23086819112556287</text:p>
      <text:p text:style-name="P1">194 <text:s text:c="3"/>-166 <text:s text:c="3"/>-0.24192189559966773 <text:s text:c="3"/>-0.9702957262759965 <text:s text:c="3"/>0.2493280028431807</text:p>
      <text:p text:style-name="P1">195 <text:s text:c="3"/>-165 <text:s text:c="3"/>-0.258819045102521 <text:s text:c="3"/>-0.9659258262890682 <text:s text:c="3"/>0.267949192431123</text:p>
      <text:p text:style-name="P1">196 <text:s text:c="3"/>-164 <text:s text:c="3"/>-0.27563735581699966 <text:s text:c="3"/>-0.9612616959383187 <text:s text:c="3"/>0.2867453857588085</text:p>
      <text:p text:style-name="P1">197 <text:s text:c="3"/>-163 <text:s text:c="3"/>-0.29237170472273705 <text:s text:c="3"/>-0.9563047559630354 <text:s text:c="3"/>0.30573068145866067</text:p>
      <text:p text:style-name="P1">198 <text:s text:c="3"/>-162 <text:s text:c="3"/>-0.3090169943749475 <text:s text:c="3"/>-0.9510565162951535 <text:s text:c="3"/>0.32491969623290645</text:p>
      <text:p text:style-name="P1">199 <text:s text:c="3"/>-161 <text:s text:c="3"/>-0.325568154457157 <text:s text:c="3"/>-0.9455185755993167 <text:s text:c="3"/>0.34432761328966566</text:p>
      <text:p text:style-name="P1">200 <text:s text:c="3"/>-160 <text:s text:c="3"/>-0.3420201433256689 <text:s text:c="3"/>-0.9396926207859083 <text:s text:c="3"/>0.36397023426620256</text:p>
      <text:p text:style-name="P1">201 <text:s text:c="3"/>-159 <text:s text:c="3"/>-0.3583679495453002 <text:s text:c="3"/>-0.9335804264972017 <text:s text:c="3"/>0.3838640350354158</text:p>
      <text:p text:style-name="P1">202 <text:s text:c="3"/>-158 <text:s text:c="3"/>-0.37460659341591224 <text:s text:c="3"/>-0.9271838545667873 <text:s text:c="3"/>0.40402622583515707</text:p>
      <text:p text:style-name="P1">203 <text:s text:c="3"/>-157 <text:s text:c="3"/>-0.39073112848927416 <text:s text:c="3"/>-0.9205048534524402 <text:s text:c="3"/>0.42447481620960525</text:p>
      <text:p text:style-name="P1">204 <text:s text:c="3"/>-156 <text:s text:c="3"/>-0.40673664307580043 <text:s text:c="3"/>-0.9135454576426008 <text:s text:c="3"/>0.4452286853085365</text:p>
      <text:p text:style-name="P1">205 <text:s text:c="3"/>-155 <text:s text:c="3"/>-0.4226182617406995 <text:s text:c="3"/>-0.9063077870366499 <text:s text:c="3"/>0.46630765815499864</text:p>
      <text:p text:style-name="P1">206 <text:s text:c="3"/>-154 <text:s text:c="3"/>-0.4383711467890773 <text:s text:c="3"/>-0.898794046299167 <text:s text:c="3"/>0.48773258856586127</text:p>
      <text:p text:style-name="P1">207 <text:s text:c="3"/>-153 <text:s text:c="3"/>-0.45399049973954686 <text:s text:c="3"/>-0.8910065241883678 <text:s text:c="3"/>0.5095254494944289</text:p>
      <text:p text:style-name="P1">208 <text:s text:c="3"/>-152 <text:s text:c="3"/>-0.4694715627858911 <text:s text:c="3"/>-0.8829475928589268 <text:s text:c="3"/>0.5317094316614792</text:p>
      <text:p text:style-name="P1">209 <text:s text:c="3"/>-151 <text:s text:c="3"/>-0.48480962024633717 <text:s text:c="3"/>-0.8746197071393957 <text:s text:c="3"/>0.5543090514527691</text:p>
      <text:p text:style-name="P1">210 <text:s text:c="3"/>-150 <text:s text:c="3"/>-0.49999999999999994 <text:s text:c="3"/>-0.8660254037844387 <text:s text:c="3"/>0.5773502691896257</text:p>
      <text:p text:style-name="P1">211 <text:s text:c="3"/>-149 <text:s text:c="3"/>-0.5150380749100544 <text:s text:c="3"/>-0.8571673007021122 <text:s text:c="3"/>0.6008606190275607</text:p>
      <text:p text:style-name="P1">212 <text:s text:c="3"/>-148 <text:s text:c="3"/>-0.5299192642332049 <text:s text:c="3"/>-0.848048096156426 <text:s text:c="3"/>0.6248693519093275</text:p>
      <text:p text:style-name="P1">213 <text:s text:c="3"/>-147 <text:s text:c="3"/>-0.5446390350150269 <text:s text:c="3"/>-0.8386705679454242 <text:s text:c="3"/>0.6494075931975103</text:p>
      <text:p text:style-name="P1">214 <text:s text:c="3"/>-146 <text:s text:c="3"/>-0.5591929034707469 <text:s text:c="3"/>-0.8290375725550416 <text:s text:c="3"/>0.6745085168424267</text:p>
      <text:p text:style-name="P1">215 <text:s text:c="3"/>-145 <text:s text:c="3"/>-0.5735764363510464 <text:s text:c="3"/>-0.8191520442889916 <text:s text:c="3"/>0.7002075382097102</text:p>
      <text:p text:style-name="P1">216 <text:s text:c="3"/>-144 <text:s text:c="3"/>-0.5877852522924732 <text:s text:c="3"/>-0.8090169943749473 <text:s text:c="3"/>0.726542528005361</text:p>
      <text:p text:style-name="P1">217 <text:s text:c="3"/>-143 <text:s text:c="3"/>-0.6018150231520482 <text:s text:c="3"/>-0.7986355100472929 <text:s text:c="3"/>0.753554050102794</text:p>
      <text:p text:style-name="P1">218 <text:s text:c="3"/>-142 <text:s text:c="3"/>-0.6156614753256584 <text:s text:c="3"/>-0.7880107536067219 <text:s text:c="3"/>0.7812856265067176</text:p>
      <text:p text:style-name="P1">219 <text:s text:c="3"/>-141 <text:s text:c="3"/>-0.6293203910498377 <text:s text:c="3"/>-0.7771459614569707 <text:s text:c="3"/>0.8097840331950078</text:p>
      <text:p text:style-name="P1">220 <text:s text:c="3"/>-140 <text:s text:c="3"/>-0.6427876096865395 <text:s text:c="3"/>-0.7660444431189779 <text:s text:c="3"/>0.8390996311772804</text:p>
      <text:p text:style-name="P1">221 <text:s text:c="3"/>-139 <text:s text:c="3"/>-0.6560590289905073 <text:s text:c="3"/>-0.754709580222772 <text:s text:c="3"/>0.8692867378162267</text:p>
      <text:p text:style-name="P1">222 <text:s text:c="3"/>-138 <text:s text:c="3"/>-0.6691306063588585 <text:s text:c="3"/>-0.7431448254773941 <text:s text:c="3"/>0.9004040442978404</text:p>
      <text:p text:style-name="P1">223 <text:s text:c="3"/>-137 <text:s text:c="3"/>-0.6819983600624985 <text:s text:c="3"/>-0.7313537016191705 <text:s text:c="3"/>0.9325150861376618</text:p>
      <text:p text:style-name="P1">224 <text:s text:c="3"/>-136 <text:s text:c="3"/>-0.6946583704589971 <text:s text:c="3"/>-0.7193398003386513 <text:s text:c="3"/>0.9656887748070737</text:p>
      <text:p text:style-name="P1">225 <text:s text:c="3"/>-135 <text:s text:c="3"/>-0.7071067811865476 <text:s text:c="3"/>-0.7071067811865475 <text:s text:c="3"/>1.0000000000000002</text:p>
      <text:p text:style-name="P1">226 <text:s text:c="3"/>-134 <text:s text:c="3"/>-0.7193398003386514 <text:s text:c="3"/>-0.694658370458997 <text:s text:c="3"/>1.0355303137905703</text:p>
      <text:p text:style-name="P1">227 <text:s text:c="3"/>-133 <text:s text:c="3"/>-0.7313537016191706 <text:s text:c="3"/>-0.6819983600624984 <text:s text:c="3"/>1.0723687100246828</text:p>
      <text:p text:style-name="P1">228 <text:s text:c="3"/>-132 <text:s text:c="3"/>-0.7431448254773942 <text:s text:c="3"/>-0.6691306063588582 <text:s text:c="3"/>1.1106125148291928</text:p>
      <text:p text:style-name="P1">229 <text:s text:c="3"/>-131 <text:s text:c="3"/>-0.7547095802227718 <text:s text:c="3"/>-0.6560590289905075 <text:s text:c="3"/>1.150368407221009</text:p>
      <text:p text:style-name="P1">230 <text:s text:c="3"/>-130 <text:s text:c="3"/>-0.766044443118978 <text:s text:c="3"/>-0.6427876096865394 <text:s text:c="3"/>1.19175359259421</text:p>
      <text:p text:style-name="P1">231 <text:s text:c="3"/>-129 <text:s text:c="3"/>-0.777145961456971 <text:s text:c="3"/>-0.6293203910498373 <text:s text:c="3"/>1.234897156535052</text:p>
      <text:p text:style-name="P1">232 <text:s text:c="3"/>-128 <text:s text:c="3"/>-0.788010753606722 <text:s text:c="3"/>-0.6156614753256583 <text:s text:c="3"/>1.279941632193079</text:p>
      <text:p text:style-name="P1">233 <text:s text:c="3"/>-127 <text:s text:c="3"/>-0.7986355100472927 <text:s text:c="3"/>-0.6018150231520484 <text:s text:c="3"/>1.3270448216204096</text:p>
      <text:p text:style-name="P1">234 <text:s text:c="3"/>-126 <text:s text:c="3"/>-0.8090169943749475 <text:s text:c="3"/>-0.587785252292473 <text:s text:c="3"/>1.3763819204711738</text:p>
      <text:p text:style-name="P1">235 <text:s text:c="3"/>-125 <text:s text:c="3"/>-0.819152044288992 <text:s text:c="3"/>-0.5735764363510458 <text:s text:c="3"/>1.4281480067421155</text:p>
      <text:p text:style-name="P1">236 <text:s text:c="3"/>-124 <text:s text:c="3"/>-0.8290375725550417 <text:s text:c="3"/>-0.5591929034707467 <text:s text:c="3"/>1.4825609685127408</text:p>
      <text:p text:style-name="P1">237 <text:s text:c="3"/>-123 <text:s text:c="3"/>-0.838670567945424 <text:s text:c="3"/>-0.5446390350150271 <text:s text:c="3"/>1.5398649638145827</text:p>
      <text:p text:style-name="P1">238 <text:s text:c="3"/>-122 <text:s text:c="3"/>-0.8480480961564261 <text:s text:c="3"/>-0.5299192642332048 <text:s text:c="3"/>1.6003345290410511</text:p>
      <text:p text:style-name="P1">239 <text:s text:c="3"/>-121 <text:s text:c="3"/>-0.8571673007021123 <text:s text:c="3"/>-0.5150380749100543 <text:s text:c="3"/>1.6642794823505178</text:p>
      <text:p text:style-name="P1">240 <text:s text:c="3"/>-120 <text:s text:c="3"/>-0.8660254037844387 <text:s text:c="3"/>-0.4999999999999998 <text:s text:c="3"/>1.7320508075688783</text:p>
      <text:p text:style-name="P1">241 <text:s text:c="3"/>-119 <text:s text:c="3"/>-0.8746197071393959 <text:s text:c="3"/>-0.484809620246337 <text:s text:c="3"/>1.804047755271424</text:p>
      <text:p text:style-name="P1">242 <text:s text:c="3"/>-118 <text:s text:c="3"/>-0.8829475928589271 <text:s text:c="3"/>-0.46947156278589053 <text:s text:c="3"/>1.8807264653463334</text:p>
      <text:p text:style-name="P1">243 <text:s text:c="3"/>-117 <text:s text:c="3"/>-0.8910065241883679 <text:s text:c="3"/>-0.45399049973954675 <text:s text:c="3"/>1.962610505505151</text:p>
      <text:p text:style-name="P1">244 <text:s text:c="3"/>-116 <text:s text:c="3"/>-0.8987940462991669 <text:s text:c="3"/>-0.4383711467890775 <text:s text:c="3"/>2.0503038415792956</text:p>
      <text:p text:style-name="P1">245 <text:s text:c="3"/>-115 <text:s text:c="3"/>-0.90630778703665 <text:s text:c="3"/>-0.42261826174069933 <text:s text:c="3"/>2.1445069205095595</text:p>
      <text:p text:style-name="P1">246 <text:s text:c="3"/>-114 <text:s text:c="3"/>-0.913545457642601 <text:s text:c="3"/>-0.4067366430758001 <text:s text:c="3"/>2.246036773904217</text:p>
      <text:p text:style-name="P1">247 <text:s text:c="3"/>-113 <text:s text:c="3"/>-0.9205048534524404 <text:s text:c="3"/>-0.3907311284892736 <text:s text:c="3"/>2.355852365823754</text:p>
      <text:p text:style-name="P1">248 <text:s text:c="3"/>-112 <text:s text:c="3"/>-0.9271838545667874 <text:s text:c="3"/>-0.37460659341591207 <text:s text:c="3"/>2.4750868534162955</text:p>
      <text:p text:style-name="P1">249 <text:s text:c="3"/>-111 <text:s text:c="3"/>-0.9335804264972017 <text:s text:c="3"/>-0.35836794954530027 <text:s text:c="3"/>2.6050890646938014</text:p>
      <text:p text:style-name="P1">250 <text:s text:c="3"/>-110 <text:s text:c="3"/>-0.9396926207859084 <text:s text:c="3"/>-0.3420201433256687 <text:s text:c="3"/>2.7474774194546225</text:p>
      <text:p text:style-name="P1">251 <text:s text:c="3"/>-109 <text:s text:c="3"/>-0.9455185755993168 <text:s text:c="3"/>-0.3255681544571564 <text:s text:c="3"/>2.9042108776758253</text:p>
      <text:p text:style-name="P1"><text:soft-page-break/>252 <text:s text:c="3"/>-108 <text:s text:c="3"/>-0.9510565162951536 <text:s text:c="3"/>-0.30901699437494734 <text:s text:c="3"/>3.077683537175254</text:p>
      <text:p text:style-name="P1">253 <text:s text:c="3"/>-107 <text:s text:c="3"/>-0.9563047559630355 <text:s text:c="3"/>-0.29237170472273666 <text:s text:c="3"/>3.270852618484142</text:p>
      <text:p text:style-name="P1">254 <text:s text:c="3"/>-106 <text:s text:c="3"/>-0.9612616959383189 <text:s text:c="3"/>-0.27563735581699905 <text:s text:c="3"/>3.48741444384091</text:p>
      <text:p text:style-name="P1">255 <text:s text:c="3"/>-105 <text:s text:c="3"/>-0.9659258262890683 <text:s text:c="3"/>-0.25881904510252085 <text:s text:c="3"/>3.7320508075688763</text:p>
      <text:p text:style-name="P1">256 <text:s text:c="3"/>-104 <text:s text:c="3"/>-0.9702957262759965 <text:s text:c="3"/>-0.24192189559966779 <text:s text:c="3"/>4.010780933535844</text:p>
      <text:p text:style-name="P1">257 <text:s text:c="3"/>-103 <text:s text:c="3"/>-0.9743700647852352 <text:s text:c="3"/>-0.2249510543438648 <text:s text:c="3"/>4.331475874284159</text:p>
      <text:p text:style-name="P1">258 <text:s text:c="3"/>-102 <text:s text:c="3"/>-0.9781476007338057 <text:s text:c="3"/>-0.20791169081775912 <text:s text:c="3"/>4.704630109478459</text:p>
      <text:p text:style-name="P1">259 <text:s text:c="3"/>-101 <text:s text:c="3"/>-0.981627183447664 <text:s text:c="3"/>-0.1908089953765448 <text:s text:c="3"/>5.144554015970311</text:p>
      <text:p text:style-name="P1">260 <text:s text:c="3"/>-100 <text:s text:c="3"/>-0.984807753012208 <text:s text:c="3"/>-0.1736481776669303 <text:s text:c="3"/>5.671281819617711</text:p>
      <text:p text:style-name="P1">261 <text:s text:c="3"/>-99 <text:s text:c="3"/>-0.9876883405951377 <text:s text:c="3"/>-0.15643446504023104 <text:s text:c="3"/>6.313751514675037</text:p>
      <text:p text:style-name="P1">262 <text:s text:c="3"/>-98 <text:s text:c="3"/>-0.9902680687415704 <text:s text:c="3"/>-0.13917310096006535 <text:s text:c="3"/>7.115369722384213</text:p>
      <text:p text:style-name="P1">263 <text:s text:c="3"/>-97 <text:s text:c="3"/>-0.9925461516413221 <text:s text:c="3"/>-0.12186934340514737 <text:s text:c="3"/>8.144346427974602</text:p>
      <text:p text:style-name="P1">264 <text:s text:c="3"/>-96 <text:s text:c="3"/>-0.9945218953682734 <text:s text:c="3"/>-0.10452846326765333 <text:s text:c="3"/>9.514364454222598</text:p>
      <text:p text:style-name="P1">265 <text:s text:c="3"/>-95 <text:s text:c="3"/>-0.9961946980917455 <text:s text:c="3"/>-0.08715574274765824 <text:s text:c="3"/>11.430052302761336</text:p>
      <text:p text:style-name="P1">266 <text:s text:c="3"/>-94 <text:s text:c="3"/>-0.9975640502598242 <text:s text:c="3"/>-0.06975647374412533 <text:s text:c="3"/>14.30066625671192</text:p>
      <text:p text:style-name="P1">267 <text:s text:c="3"/>-93 <text:s text:c="3"/>-0.9986295347545738 <text:s text:c="3"/>-0.05233595624294362 <text:s text:c="3"/>19.08113668772829</text:p>
      <text:p text:style-name="P1">268 <text:s text:c="3"/>-92 <text:s text:c="3"/>-0.9993908270190958 <text:s text:c="3"/>-0.03489949670250073 <text:s text:c="3"/>28.636253282915796</text:p>
      <text:p text:style-name="P1">269 <text:s text:c="3"/>-91 <text:s text:c="3"/>-0.9998476951563913 <text:s text:c="3"/>-0.017452406437283477 <text:s text:c="3"/>57.28996163075955</text:p>
      <text:p text:style-name="P1">270 <text:s text:c="3"/>-90 <text:s text:c="3"/>-1.0 <text:s text:c="3"/>6.123233995736766e-17 <text:s text:c="3"/>-1.633123935319537e+16</text:p>
      <text:p text:style-name="P1">271 <text:s text:c="3"/>-89 <text:s text:c="3"/>-0.9998476951563913 <text:s text:c="3"/>0.017452406437283376 <text:s text:c="3"/>-57.289961630759876</text:p>
      <text:p text:style-name="P1">272 <text:s text:c="3"/>-88 <text:s text:c="3"/>-0.9993908270190958 <text:s text:c="3"/>0.03489949670250108 <text:s text:c="3"/>-28.636253282915515</text:p>
      <text:p text:style-name="P1">273 <text:s text:c="3"/>-87 <text:s text:c="3"/>-0.9986295347545738 <text:s text:c="3"/>0.052335956242943966 <text:s text:c="3"/>-19.08113668772816</text:p>
      <text:p text:style-name="P1">274 <text:s text:c="3"/>-86 <text:s text:c="3"/>-0.9975640502598242 <text:s text:c="3"/>0.06975647374412546 <text:s text:c="3"/>-14.300666256711896</text:p>
      <text:p text:style-name="P1">275 <text:s text:c="3"/>-85 <text:s text:c="3"/>-0.9961946980917455 <text:s text:c="3"/>0.08715574274765814 <text:s text:c="3"/>-11.430052302761348</text:p>
      <text:p text:style-name="P1">276 <text:s text:c="3"/>-84 <text:s text:c="3"/>-0.9945218953682733 <text:s text:c="3"/>0.10452846326765346 <text:s text:c="3"/>-9.514364454222587</text:p>
      <text:p text:style-name="P1">277 <text:s text:c="3"/>-83 <text:s text:c="3"/>-0.992546151641322 <text:s text:c="3"/>0.12186934340514749 <text:s text:c="3"/>-8.144346427974593</text:p>
      <text:p text:style-name="P1">278 <text:s text:c="3"/>-82 <text:s text:c="3"/>-0.9902680687415703 <text:s text:c="3"/>0.1391731009600657 <text:s text:c="3"/>-7.115369722384195</text:p>
      <text:p text:style-name="P1">279 <text:s text:c="3"/>-81 <text:s text:c="3"/>-0.9876883405951378 <text:s text:c="3"/>0.15643446504023092 <text:s text:c="3"/>-6.313751514675041</text:p>
      <text:p text:style-name="P1">280 <text:s text:c="3"/>-80 <text:s text:c="3"/>-0.984807753012208 <text:s text:c="3"/>0.17364817766693041 <text:s text:c="3"/>-5.671281819617707</text:p>
      <text:p text:style-name="P1">281 <text:s text:c="3"/>-79 <text:s text:c="3"/>-0.981627183447664 <text:s text:c="3"/>0.19080899537654492 <text:s text:c="3"/>-5.144554015970307</text:p>
      <text:p text:style-name="P1">282 <text:s text:c="3"/>-78 <text:s text:c="3"/>-0.9781476007338056 <text:s text:c="3"/>0.20791169081775945 <text:s text:c="3"/>-4.704630109478451</text:p>
      <text:p text:style-name="P1">283 <text:s text:c="3"/>-77 <text:s text:c="3"/>-0.9743700647852352 <text:s text:c="3"/>0.22495105434386492 <text:s text:c="3"/>-4.331475874284157</text:p>
      <text:p text:style-name="P1">284 <text:s text:c="3"/>-76 <text:s text:c="3"/>-0.9702957262759965 <text:s text:c="3"/>0.2419218955996679 <text:s text:c="3"/>-4.010780933535842</text:p>
      <text:p text:style-name="P1">285 <text:s text:c="3"/>-75 <text:s text:c="3"/>-0.9659258262890683 <text:s text:c="3"/>0.25881904510252074 <text:s text:c="3"/>-3.7320508075688776</text:p>
      <text:p text:style-name="P1">286 <text:s text:c="3"/>-74 <text:s text:c="3"/>-0.9612616959383189 <text:s text:c="3"/>0.27563735581699916 <text:s text:c="3"/>-3.4874144438409087</text:p>
      <text:p text:style-name="P1">287 <text:s text:c="3"/>-73 <text:s text:c="3"/>-0.9563047559630354 <text:s text:c="3"/>0.29237170472273677 <text:s text:c="3"/>-3.2708526184841404</text:p>
      <text:p text:style-name="P1">288 <text:s text:c="3"/>-72 <text:s text:c="3"/>-0.9510565162951535 <text:s text:c="3"/>0.30901699437494745 <text:s text:c="3"/>-3.0776835371752527</text:p>
      <text:p text:style-name="P1">289 <text:s text:c="3"/>-71 <text:s text:c="3"/>-0.9455185755993167 <text:s text:c="3"/>0.32556815445715676 <text:s text:c="3"/>-2.904210877675822</text:p>
      <text:p text:style-name="P1">290 <text:s text:c="3"/>-70 <text:s text:c="3"/>-0.9396926207859083 <text:s text:c="3"/>0.3420201433256688 <text:s text:c="3"/>-2.7474774194546216</text:p>
      <text:p text:style-name="P1">291 <text:s text:c="3"/>-69 <text:s text:c="3"/>-0.9335804264972017 <text:s text:c="3"/>0.3583679495453004 <text:s text:c="3"/>-2.6050890646938005</text:p>
      <text:p text:style-name="P1">292 <text:s text:c="3"/>-68 <text:s text:c="3"/>-0.9271838545667874 <text:s text:c="3"/>0.37460659341591196 <text:s text:c="3"/>-2.4750868534162964</text:p>
      <text:p text:style-name="P1">293 <text:s text:c="3"/>-67 <text:s text:c="3"/>-0.9205048534524403 <text:s text:c="3"/>0.39073112848927394 <text:s text:c="3"/>-2.355852365823752</text:p>
      <text:p text:style-name="P1">294 <text:s text:c="3"/>-66 <text:s text:c="3"/>-0.9135454576426009 <text:s text:c="3"/>0.40673664307580015 <text:s text:c="3"/>-2.2460367739042164</text:p>
      <text:p text:style-name="P1">295 <text:s text:c="3"/>-65 <text:s text:c="3"/>-0.9063077870366499 <text:s text:c="3"/>0.42261826174069944 <text:s text:c="3"/>-2.1445069205095586</text:p>
      <text:p text:style-name="P1">296 <text:s text:c="3"/>-64 <text:s text:c="3"/>-0.898794046299167 <text:s text:c="3"/>0.43837114678907746 <text:s text:c="3"/>-2.050303841579296</text:p>
      <text:p text:style-name="P1">297 <text:s text:c="3"/>-63 <text:s text:c="3"/>-0.8910065241883678 <text:s text:c="3"/>0.45399049973954686 <text:s text:c="3"/>-1.9626105055051504</text:p>
      <text:p text:style-name="P1">298 <text:s text:c="3"/>-62 <text:s text:c="3"/>-0.8829475928589269 <text:s text:c="3"/>0.46947156278589086 <text:s text:c="3"/>-1.8807264653463318</text:p>
      <text:p text:style-name="P1">299 <text:s text:c="3"/>-61 <text:s text:c="3"/>-0.8746197071393957 <text:s text:c="3"/>0.4848096202463371 <text:s text:c="3"/>-1.8040477552714236</text:p>
      <text:p text:style-name="P1">300 <text:s text:c="3"/>-60 <text:s text:c="3"/>-0.8660254037844386 <text:s text:c="3"/>0.5000000000000001 <text:s text:c="3"/>-1.7320508075688767</text:p>
      <text:p text:style-name="P1">301 <text:s text:c="3"/>-59 <text:s text:c="3"/>-0.8571673007021122 <text:s text:c="3"/>0.5150380749100544 <text:s text:c="3"/>-1.6642794823505174</text:p>
      <text:p text:style-name="P1">302 <text:s text:c="3"/>-58 <text:s text:c="3"/>-0.8480480961564261 <text:s text:c="3"/>0.5299192642332049 <text:s text:c="3"/>-1.6003345290410504</text:p>
      <text:p text:style-name="P1">303 <text:s text:c="3"/>-57 <text:s text:c="3"/>-0.8386705679454239 <text:s text:c="3"/>0.5446390350150272 <text:s text:c="3"/>-1.5398649638145827</text:p>
      <text:p text:style-name="P1">304 <text:s text:c="3"/>-56 <text:s text:c="3"/>-0.8290375725550417 <text:s text:c="3"/>0.5591929034707468 <text:s text:c="3"/>-1.4825609685127403</text:p>
      <text:p text:style-name="P1">305 <text:s text:c="3"/>-55 <text:s text:c="3"/>-0.8191520442889918 <text:s text:c="3"/>0.573576436351046 <text:s text:c="3"/>-1.4281480067421144</text:p>
      <text:p text:style-name="P1">306 <text:s text:c="3"/>-54 <text:s text:c="3"/>-0.8090169943749475 <text:s text:c="3"/>0.5877852522924731 <text:s text:c="3"/>-1.3763819204711734</text:p>
      <text:p text:style-name="P1">307 <text:s text:c="3"/>-53 <text:s text:c="3"/>-0.7986355100472928 <text:s text:c="3"/>0.6018150231520484 <text:s text:c="3"/>-1.3270448216204098</text:p>
      <text:p text:style-name="P1">308 <text:s text:c="3"/>-52 <text:s text:c="3"/>-0.788010753606722 <text:s text:c="3"/>0.6156614753256583 <text:s text:c="3"/>-1.2799416321930788</text:p>
      <text:p text:style-name="P1">309 <text:s text:c="3"/>-51 <text:s text:c="3"/>-0.7771459614569708 <text:s text:c="3"/>0.6293203910498375 <text:s text:c="3"/>-1.234897156535051</text:p>
      <text:p text:style-name="P1">310 <text:s text:c="3"/>-50 <text:s text:c="3"/>-0.766044443118978 <text:s text:c="3"/>0.6427876096865394 <text:s text:c="3"/>-1.19175359259421</text:p>
      <text:p text:style-name="P1">311 <text:s text:c="3"/>-49 <text:s text:c="3"/>-0.754709580222772 <text:s text:c="3"/>0.6560590289905073 <text:s text:c="3"/>-1.1503684072210094</text:p>
      <text:p text:style-name="P1">312 <text:s text:c="3"/>-48 <text:s text:c="3"/>-0.7431448254773942 <text:s text:c="3"/>0.6691306063588582 <text:s text:c="3"/>-1.1106125148291928</text:p>
      <text:p text:style-name="P1">313 <text:s text:c="3"/>-47 <text:s text:c="3"/>-0.7313537016191705 <text:s text:c="3"/>0.6819983600624985 <text:s text:c="3"/>-1.0723687100246826</text:p>
      <text:p text:style-name="P1">314 <text:s text:c="3"/>-46 <text:s text:c="3"/>-0.7193398003386511 <text:s text:c="3"/>0.6946583704589974 <text:s text:c="3"/>-1.0355303137905694</text:p>
      <text:p text:style-name="P1">315 <text:s text:c="3"/>-45 <text:s text:c="3"/>-0.7071067811865475 <text:s text:c="3"/>0.7071067811865476 <text:s text:c="3"/>-0.9999999999999999</text:p>
      <text:p text:style-name="P1">316 <text:s text:c="3"/>-44 <text:s text:c="3"/>-0.6946583704589973 <text:s text:c="3"/>0.7193398003386512 <text:s text:c="3"/>-0.9656887748070739</text:p>
      <text:p text:style-name="P1">317 <text:s text:c="3"/>-43 <text:s text:c="3"/>-0.6819983600624985 <text:s text:c="3"/>0.7313537016191706 <text:s text:c="3"/>-0.9325150861376615</text:p>
      <text:p text:style-name="P1">318 <text:s text:c="3"/>-42 <text:s text:c="3"/>-0.6691306063588582 <text:s text:c="3"/>0.7431448254773942 <text:s text:c="3"/>-0.9004040442978399</text:p>
      <text:p text:style-name="P1">319 <text:s text:c="3"/>-41 <text:s text:c="3"/>-0.6560590289905072 <text:s text:c="3"/>0.754709580222772 <text:s text:c="3"/>-0.8692867378162265</text:p>
      <text:p text:style-name="P1">320 <text:s text:c="3"/>-40 <text:s text:c="3"/>-0.6427876096865393 <text:s text:c="3"/>0.766044443118978 <text:s text:c="3"/>-0.8390996311772799</text:p>
      <text:p text:style-name="P1">321 <text:s text:c="3"/>-39 <text:s text:c="3"/>-0.6293203910498374 <text:s text:c="3"/>0.7771459614569709 <text:s text:c="3"/>-0.809784033195007</text:p>
      <text:p text:style-name="P1">322 <text:s text:c="3"/>-38 <text:s text:c="3"/>-0.6156614753256582 <text:s text:c="3"/>0.788010753606722 <text:s text:c="3"/>-0.7812856265067173</text:p>
      <text:p text:style-name="P1">323 <text:s text:c="3"/>-37 <text:s text:c="3"/>-0.6018150231520483 <text:s text:c="3"/>0.7986355100472928 <text:s text:c="3"/>-0.7535540501027942</text:p>
      <text:p text:style-name="P1">324 <text:s text:c="3"/>-36 <text:s text:c="3"/>-0.5877852522924731 <text:s text:c="3"/>0.8090169943749475 <text:s text:c="3"/>-0.7265425280053608</text:p>
      <text:p text:style-name="P1">325 <text:s text:c="3"/>-35 <text:s text:c="3"/>-0.573576436351046 <text:s text:c="3"/>0.8191520442889918 <text:s text:c="3"/>-0.7002075382097097</text:p>
      <text:p text:style-name="P1">326 <text:s text:c="3"/>-34 <text:s text:c="3"/>-0.5591929034707469 <text:s text:c="3"/>0.8290375725550416 <text:s text:c="3"/>-0.6745085168424267</text:p>
      <text:p text:style-name="P1">327 <text:s text:c="3"/>-33 <text:s text:c="3"/>-0.5446390350150271 <text:s text:c="3"/>0.838670567945424 <text:s text:c="3"/>-0.6494075931975106</text:p>
      <text:p text:style-name="P1">328 <text:s text:c="3"/>-32 <text:s text:c="3"/>-0.5299192642332049 <text:s text:c="3"/>0.848048096156426 <text:s text:c="3"/>-0.6248693519093275</text:p>
      <text:p text:style-name="P1">329 <text:s text:c="3"/>-31 <text:s text:c="3"/>-0.5150380749100542 <text:s text:c="3"/>0.8571673007021123 <text:s text:c="3"/>-0.6008606190275604</text:p>
      <text:p text:style-name="P1">330 <text:s text:c="3"/>-30 <text:s text:c="3"/>-0.49999999999999994 <text:s text:c="3"/>0.8660254037844387 <text:s text:c="3"/>-0.5773502691896257</text:p>
      <text:p text:style-name="P1">331 <text:s text:c="3"/>-29 <text:s text:c="3"/>-0.48480962024633706 <text:s text:c="3"/>0.8746197071393957 <text:s text:c="3"/>-0.554309051452769</text:p>
      <text:p text:style-name="P1">332 <text:s text:c="3"/>-28 <text:s text:c="3"/>-0.4694715627858908 <text:s text:c="3"/>0.882947592858927 <text:s text:c="3"/>-0.5317094316614788</text:p>
      <text:p text:style-name="P1">333 <text:s text:c="3"/>-27 <text:s text:c="3"/>-0.4539904997395468 <text:s text:c="3"/>0.8910065241883679 <text:s text:c="3"/>-0.5095254494944288</text:p>
      <text:p text:style-name="P1">334 <text:s text:c="3"/>-26 <text:s text:c="3"/>-0.4383711467890774 <text:s text:c="3"/>0.898794046299167 <text:s text:c="3"/>-0.48773258856586144</text:p>
      <text:p text:style-name="P1">335 <text:s text:c="3"/>-25 <text:s text:c="3"/>-0.42261826174069944 <text:s text:c="3"/>0.9063077870366499 <text:s text:c="3"/>-0.4663076581549986</text:p>
      <text:p text:style-name="P1">336 <text:s text:c="3"/>-24 <text:s text:c="3"/>-0.40673664307580015 <text:s text:c="3"/>0.9135454576426009 <text:s text:c="3"/>-0.4452286853085361</text:p>
      <text:p text:style-name="P1">337 <text:s text:c="3"/>-23 <text:s text:c="3"/>-0.3907311284892737 <text:s text:c="3"/>0.9205048534524404 <text:s text:c="3"/>-0.4244748162096047</text:p>
      <text:p text:style-name="P1">338 <text:s text:c="3"/>-22 <text:s text:c="3"/>-0.374606593415912 <text:s text:c="3"/>0.9271838545667874 <text:s text:c="3"/>-0.4040262258351568</text:p>
      <text:p text:style-name="P1">339 <text:s text:c="3"/>-21 <text:s text:c="3"/>-0.35836794954530027 <text:s text:c="3"/>0.9335804264972017 <text:s text:c="3"/>-0.3838640350354158</text:p>
      <text:p text:style-name="P1">340 <text:s text:c="3"/>-20 <text:s text:c="3"/>-0.3420201433256687 <text:s text:c="3"/>0.9396926207859084 <text:s text:c="3"/>-0.36397023426620234</text:p>
      <text:p text:style-name="P1">341 <text:s text:c="3"/>-19 <text:s text:c="3"/>-0.32556815445715664 <text:s text:c="3"/>0.9455185755993168 <text:s text:c="3"/>-0.3443276132896652</text:p>
      <text:p text:style-name="P1">342 <text:s text:c="3"/>-18 <text:s text:c="3"/>-0.3090169943749474 <text:s text:c="3"/>0.9510565162951535 <text:s text:c="3"/>-0.3249196962329063</text:p>
      <text:p text:style-name="P1">343 <text:s text:c="3"/>-17 <text:s text:c="3"/>-0.29237170472273677 <text:s text:c="3"/>0.9563047559630354 <text:s text:c="3"/>-0.3057306814586604</text:p>
      <text:p text:style-name="P1">344 <text:s text:c="3"/>-16 <text:s text:c="3"/>-0.27563735581699916 <text:s text:c="3"/>0.9612616959383189 <text:s text:c="3"/>-0.2867453857588079</text:p>
      <text:p text:style-name="P1">345 <text:s text:c="3"/>-15 <text:s text:c="3"/>-0.25881904510252074 <text:s text:c="3"/>0.9659258262890683 <text:s text:c="3"/>-0.2679491924311227</text:p>
      <text:p text:style-name="P1">346 <text:s text:c="3"/>-14 <text:s text:c="3"/>-0.24192189559966773 <text:s text:c="3"/>0.9702957262759965 <text:s text:c="3"/>-0.24932800284318068</text:p>
      <text:p text:style-name="P1">347 <text:s text:c="3"/>-13 <text:s text:c="3"/>-0.224951054343865 <text:s text:c="3"/>0.9743700647852352 <text:s text:c="3"/>-0.23086819112556312</text:p>
      <text:p text:style-name="P1">348 <text:s text:c="3"/>-12 <text:s text:c="3"/>-0.20791169081775931 <text:s text:c="3"/>0.9781476007338057 <text:s text:c="3"/>-0.2125565616700221</text:p>
      <text:p text:style-name="P1">349 <text:s text:c="3"/>-11 <text:s text:c="3"/>-0.1908089953765448 <text:s text:c="3"/>0.981627183447664 <text:s text:c="3"/>-0.19438030913771848</text:p>
      <text:p text:style-name="P1">350 <text:s text:c="3"/>-10 <text:s text:c="3"/>-0.17364817766693033 <text:s text:c="3"/>0.984807753012208 <text:s text:c="3"/>-0.17632698070846498</text:p>
      <text:p text:style-name="P1">351 <text:s text:c="3"/>-9 <text:s text:c="3"/>-0.15643446504023087 <text:s text:c="3"/>0.9876883405951378 <text:s text:c="3"/>-0.15838444032453627</text:p>
      <text:p text:style-name="P1">352 <text:s text:c="3"/>-8 <text:s text:c="3"/>-0.13917310096006544 <text:s text:c="3"/>0.9902680687415704 <text:s text:c="3"/>-0.14054083470239145</text:p>
      <text:p text:style-name="P1">353 <text:s text:c="3"/>-7 <text:s text:c="3"/>-0.12186934340514748 <text:s text:c="3"/>0.992546151641322 <text:s text:c="3"/>-0.1227845609029046</text:p>
      <text:p text:style-name="P1">354 <text:s text:c="3"/>-6 <text:s text:c="3"/>-0.10452846326765346 <text:s text:c="3"/>0.9945218953682733 <text:s text:c="3"/>-0.10510423526567646</text:p>
      <text:p text:style-name="P1">355 <text:s text:c="3"/>-5 <text:s text:c="3"/>-0.08715574274765817 <text:s text:c="3"/>0.9961946980917455 <text:s text:c="3"/>-0.08748866352592401</text:p>
      <text:p text:style-name="P1">356 <text:s text:c="3"/>-4 <text:s text:c="3"/>-0.0697564737441253 <text:s text:c="3"/>0.9975640502598242 <text:s text:c="3"/>-0.06992681194351041</text:p>
      <text:p text:style-name="P1">357 <text:s text:c="3"/>-3 <text:s text:c="3"/>-0.05233595624294383 <text:s text:c="3"/>0.9986295347545738 <text:s text:c="3"/>-0.0524077792830412</text:p>
      <text:p text:style-name="P1">358 <text:s text:c="3"/>-2 <text:s text:c="3"/>-0.03489949670250097 <text:s text:c="3"/>0.9993908270190958 <text:s text:c="3"/>-0.03492076949174773</text:p>
      <text:p text:style-name="P1">359 <text:s text:c="3"/>-1 <text:s text:c="3"/>-0.01745240643728351 <text:s text:c="3"/>0.9998476951563913 <text:s text:c="3"/>-0.017455064928217585</text:p>
      <text:p text:style-name="P1">360 <text:s text:c="3"/>0 <text:s text:c="3"/>0.0 <text:s text:c="3"/>1.0 <text:s text:c="3"/>0.0</text:p>
      <text:p text:style-name="P1">361 <text:s text:c="3"/>1 <text:s text:c="3"/>0.01745240643728351 <text:s text:c="3"/>0.9998476951563913 <text:s text:c="3"/>0.017455064928217585</text:p>
      <text:p text:style-name="P1">362 <text:s text:c="3"/>2 <text:s text:c="3"/>0.03489949670250097 <text:s text:c="3"/>0.9993908270190958 <text:s text:c="3"/>0.03492076949174773</text:p>
      <text:p text:style-name="P1">363 <text:s text:c="3"/>3 <text:s text:c="3"/>0.05233595624294383 <text:s text:c="3"/>0.9986295347545738 <text:s text:c="3"/>0.0524077792830412</text:p>
      <text:p text:style-name="P1">364 <text:s text:c="3"/>4 <text:s text:c="3"/>0.0697564737441253 <text:s text:c="3"/>0.9975640502598242 <text:s text:c="3"/>0.06992681194351041</text:p>
      <text:p text:style-name="P1">365 <text:s text:c="3"/>5 <text:s text:c="3"/>0.08715574274765817 <text:s text:c="3"/>0.9961946980917455 <text:s text:c="3"/>0.08748866352592401</text:p>
      <text:p text:style-name="P1">366 <text:s text:c="3"/>6 <text:s text:c="3"/>0.10452846326765346 <text:s text:c="3"/>0.9945218953682733 <text:s text:c="3"/>0.10510423526567646</text:p>
      <text:p text:style-name="P1">367 <text:s text:c="3"/>7 <text:s text:c="3"/>0.12186934340514748 <text:s text:c="3"/>0.992546151641322 <text:s text:c="3"/>0.1227845609029046</text:p>
      <text:p text:style-name="P1">368 <text:s text:c="3"/>8 <text:s text:c="3"/>0.13917310096006544 <text:s text:c="3"/>0.9902680687415704 <text:s text:c="3"/>0.14054083470239145</text:p>
      <text:p text:style-name="P1">369 <text:s text:c="3"/>9 <text:s text:c="3"/>0.15643446504023087 <text:s text:c="3"/>0.9876883405951378 <text:s text:c="3"/>0.15838444032453627</text:p>
      <text:p text:style-name="P1">370 <text:s text:c="3"/>10 <text:s text:c="3"/>0.17364817766693033 <text:s text:c="3"/>0.984807753012208 <text:s text:c="3"/>0.17632698070846498</text:p>
      <text:p text:style-name="P1">371 <text:s text:c="3"/>11 <text:s text:c="3"/>0.1908089953765448 <text:s text:c="3"/>0.981627183447664 <text:s text:c="3"/>0.19438030913771848</text:p>
      <text:p text:style-name="P1">372 <text:s text:c="3"/>12 <text:s text:c="3"/>0.20791169081775931 <text:s text:c="3"/>0.9781476007338057 <text:s text:c="3"/>0.2125565616700221</text:p>
      <text:p text:style-name="P1">373 <text:s text:c="3"/>13 <text:s text:c="3"/>0.224951054343865 <text:s text:c="3"/>0.9743700647852352 <text:s text:c="3"/>0.23086819112556312</text:p>
      <text:p text:style-name="P1">374 <text:s text:c="3"/>14 <text:s text:c="3"/>0.24192189559966773 <text:s text:c="3"/>0.9702957262759965 <text:s text:c="3"/>0.24932800284318068</text:p>
      <text:p text:style-name="P1">375 <text:s text:c="3"/>15 <text:s text:c="3"/>0.25881904510252074 <text:s text:c="3"/>0.9659258262890683 <text:s text:c="3"/>0.2679491924311227</text:p>
      <text:p text:style-name="P1">376 <text:s text:c="3"/>16 <text:s text:c="3"/>0.27563735581699916 <text:s text:c="3"/>0.9612616959383189 <text:s text:c="3"/>0.2867453857588079</text:p>
      <text:p text:style-name="P1">377 <text:s text:c="3"/>17 <text:s text:c="3"/>0.29237170472273677 <text:s text:c="3"/>0.9563047559630354 <text:s text:c="3"/>0.3057306814586604</text:p>
      <text:p text:style-name="P1">378 <text:s text:c="3"/>18 <text:s text:c="3"/>0.3090169943749474 <text:s text:c="3"/>0.9510565162951535 <text:s text:c="3"/>0.3249196962329063</text:p>
      <text:p text:style-name="P1">379 <text:s text:c="3"/>19 <text:s text:c="3"/>0.32556815445715664 <text:s text:c="3"/>0.9455185755993168 <text:s text:c="3"/>0.3443276132896652</text:p>
      <text:p text:style-name="P1"><text:soft-page-break/>380 <text:s text:c="3"/>20 <text:s text:c="3"/>0.3420201433256687 <text:s text:c="3"/>0.9396926207859084 <text:s text:c="3"/>0.36397023426620234</text:p>
      <text:p text:style-name="P1">381 <text:s text:c="3"/>21 <text:s text:c="3"/>0.35836794954530027 <text:s text:c="3"/>0.9335804264972017 <text:s text:c="3"/>0.3838640350354158</text:p>
      <text:p text:style-name="P1">382 <text:s text:c="3"/>22 <text:s text:c="3"/>0.374606593415912 <text:s text:c="3"/>0.9271838545667874 <text:s text:c="3"/>0.4040262258351568</text:p>
      <text:p text:style-name="P1">383 <text:s text:c="3"/>23 <text:s text:c="3"/>0.3907311284892737 <text:s text:c="3"/>0.9205048534524404 <text:s text:c="3"/>0.4244748162096047</text:p>
      <text:p text:style-name="P1">384 <text:s text:c="3"/>24 <text:s text:c="3"/>0.40673664307580015 <text:s text:c="3"/>0.9135454576426009 <text:s text:c="3"/>0.4452286853085361</text:p>
      <text:p text:style-name="P1">385 <text:s text:c="3"/>25 <text:s text:c="3"/>0.42261826174069944 <text:s text:c="3"/>0.9063077870366499 <text:s text:c="3"/>0.4663076581549986</text:p>
      <text:p text:style-name="P1">386 <text:s text:c="3"/>26 <text:s text:c="3"/>0.4383711467890774 <text:s text:c="3"/>0.898794046299167 <text:s text:c="3"/>0.48773258856586144</text:p>
      <text:p text:style-name="P1">387 <text:s text:c="3"/>27 <text:s text:c="3"/>0.4539904997395468 <text:s text:c="3"/>0.8910065241883679 <text:s text:c="3"/>0.5095254494944288</text:p>
      <text:p text:style-name="P1">388 <text:s text:c="3"/>28 <text:s text:c="3"/>0.4694715627858908 <text:s text:c="3"/>0.882947592858927 <text:s text:c="3"/>0.5317094316614788</text:p>
      <text:p text:style-name="P1">389 <text:s text:c="3"/>29 <text:s text:c="3"/>0.48480962024633706 <text:s text:c="3"/>0.8746197071393957 <text:s text:c="3"/>0.554309051452769</text:p>
      <text:p text:style-name="P1">390 <text:s text:c="3"/>30 <text:s text:c="3"/>0.49999999999999994 <text:s text:c="3"/>0.8660254037844387 <text:s text:c="3"/>0.5773502691896257</text:p>
      <text:p text:style-name="P1">391 <text:s text:c="3"/>31 <text:s text:c="3"/>0.5150380749100542 <text:s text:c="3"/>0.8571673007021123 <text:s text:c="3"/>0.6008606190275604</text:p>
      <text:p text:style-name="P1">392 <text:s text:c="3"/>32 <text:s text:c="3"/>0.5299192642332049 <text:s text:c="3"/>0.848048096156426 <text:s text:c="3"/>0.6248693519093275</text:p>
      <text:p text:style-name="P1">393 <text:s text:c="3"/>33 <text:s text:c="3"/>0.5446390350150271 <text:s text:c="3"/>0.838670567945424 <text:s text:c="3"/>0.6494075931975106</text:p>
      <text:p text:style-name="P1">394 <text:s text:c="3"/>34 <text:s text:c="3"/>0.5591929034707469 <text:s text:c="3"/>0.8290375725550416 <text:s text:c="3"/>0.6745085168424267</text:p>
      <text:p text:style-name="P1">395 <text:s text:c="3"/>35 <text:s text:c="3"/>0.573576436351046 <text:s text:c="3"/>0.8191520442889918 <text:s text:c="3"/>0.7002075382097097</text:p>
      <text:p text:style-name="P1">396 <text:s text:c="3"/>36 <text:s text:c="3"/>0.5877852522924731 <text:s text:c="3"/>0.8090169943749475 <text:s text:c="3"/>0.7265425280053608</text:p>
      <text:p text:style-name="P1">397 <text:s text:c="3"/>37 <text:s text:c="3"/>0.6018150231520483 <text:s text:c="3"/>0.7986355100472928 <text:s text:c="3"/>0.7535540501027942</text:p>
      <text:p text:style-name="P1">398 <text:s text:c="3"/>38 <text:s text:c="3"/>0.6156614753256582 <text:s text:c="3"/>0.788010753606722 <text:s text:c="3"/>0.7812856265067173</text:p>
      <text:p text:style-name="P1">399 <text:s text:c="3"/>39 <text:s text:c="3"/>0.6293203910498374 <text:s text:c="3"/>0.7771459614569709 <text:s text:c="3"/>0.809784033195007</text:p>
      <text:p text:style-name="P1">400 <text:s text:c="3"/>40 <text:s text:c="3"/>0.6427876096865393 <text:s text:c="3"/>0.766044443118978 <text:s text:c="3"/>0.8390996311772799</text:p>
      <text:p text:style-name="P1">401 <text:s text:c="3"/>41 <text:s text:c="3"/>0.6560590289905072 <text:s text:c="3"/>0.754709580222772 <text:s text:c="3"/>0.8692867378162265</text:p>
      <text:p text:style-name="P1">402 <text:s text:c="3"/>42 <text:s text:c="3"/>0.6691306063588582 <text:s text:c="3"/>0.7431448254773942 <text:s text:c="3"/>0.9004040442978399</text:p>
      <text:p text:style-name="P1">403 <text:s text:c="3"/>43 <text:s text:c="3"/>0.6819983600624985 <text:s text:c="3"/>0.7313537016191706 <text:s text:c="3"/>0.9325150861376615</text:p>
      <text:p text:style-name="P1">404 <text:s text:c="3"/>44 <text:s text:c="3"/>0.6946583704589973 <text:s text:c="3"/>0.7193398003386512 <text:s text:c="3"/>0.9656887748070739</text:p>
      <text:p text:style-name="P1">405 <text:s text:c="3"/>45 <text:s text:c="3"/>0.7071067811865475 <text:s text:c="3"/>0.7071067811865476 <text:s text:c="3"/>0.9999999999999999</text:p>
      <text:p text:style-name="P1">406 <text:s text:c="3"/>46 <text:s text:c="3"/>0.7193398003386511 <text:s text:c="3"/>0.6946583704589974 <text:s text:c="3"/>1.0355303137905694</text:p>
      <text:p text:style-name="P1">407 <text:s text:c="3"/>47 <text:s text:c="3"/>0.7313537016191705 <text:s text:c="3"/>0.6819983600624985 <text:s text:c="3"/>1.0723687100246826</text:p>
      <text:p text:style-name="P1">408 <text:s text:c="3"/>48 <text:s text:c="3"/>0.7431448254773942 <text:s text:c="3"/>0.6691306063588582 <text:s text:c="3"/>1.1106125148291928</text:p>
      <text:p text:style-name="P1">409 <text:s text:c="3"/>49 <text:s text:c="3"/>0.754709580222772 <text:s text:c="3"/>0.6560590289905073 <text:s text:c="3"/>1.1503684072210094</text:p>
      <text:p text:style-name="P1">410 <text:s text:c="3"/>50 <text:s text:c="3"/>0.766044443118978 <text:s text:c="3"/>0.6427876096865394 <text:s text:c="3"/>1.19175359259421</text:p>
      <text:p text:style-name="P1">411 <text:s text:c="3"/>51 <text:s text:c="3"/>0.7771459614569708 <text:s text:c="3"/>0.6293203910498375 <text:s text:c="3"/>1.234897156535051</text:p>
      <text:p text:style-name="P1">412 <text:s text:c="3"/>52 <text:s text:c="3"/>0.788010753606722 <text:s text:c="3"/>0.6156614753256583 <text:s text:c="3"/>1.2799416321930788</text:p>
      <text:p text:style-name="P1">413 <text:s text:c="3"/>53 <text:s text:c="3"/>0.7986355100472928 <text:s text:c="3"/>0.6018150231520484 <text:s text:c="3"/>1.3270448216204098</text:p>
      <text:p text:style-name="P1">414 <text:s text:c="3"/>54 <text:s text:c="3"/>0.8090169943749475 <text:s text:c="3"/>0.5877852522924731 <text:s text:c="3"/>1.3763819204711734</text:p>
      <text:p text:style-name="P1">415 <text:s text:c="3"/>55 <text:s text:c="3"/>0.8191520442889918 <text:s text:c="3"/>0.573576436351046 <text:s text:c="3"/>1.4281480067421144</text:p>
      <text:p text:style-name="P1">416 <text:s text:c="3"/>56 <text:s text:c="3"/>0.8290375725550417 <text:s text:c="3"/>0.5591929034707468 <text:s text:c="3"/>1.4825609685127403</text:p>
      <text:p text:style-name="P1">417 <text:s text:c="3"/>57 <text:s text:c="3"/>0.8386705679454239 <text:s text:c="3"/>0.5446390350150272 <text:s text:c="3"/>1.5398649638145827</text:p>
      <text:p text:style-name="P1">418 <text:s text:c="3"/>58 <text:s text:c="3"/>0.8480480961564261 <text:s text:c="3"/>0.5299192642332049 <text:s text:c="3"/>1.6003345290410504</text:p>
      <text:p text:style-name="P1">419 <text:s text:c="3"/>59 <text:s text:c="3"/>0.8571673007021122 <text:s text:c="3"/>0.5150380749100544 <text:s text:c="3"/>1.6642794823505174</text:p>
      <text:p text:style-name="P1">420 <text:s text:c="3"/>60 <text:s text:c="3"/>0.8660254037844386 <text:s text:c="3"/>0.5000000000000001 <text:s text:c="3"/>1.7320508075688767</text:p>
      <text:p text:style-name="P1">421 <text:s text:c="3"/>61 <text:s text:c="3"/>0.8746197071393957 <text:s text:c="3"/>0.4848096202463371 <text:s text:c="3"/>1.8040477552714236</text:p>
      <text:p text:style-name="P1">422 <text:s text:c="3"/>62 <text:s text:c="3"/>0.8829475928589269 <text:s text:c="3"/>0.46947156278589086 <text:s text:c="3"/>1.8807264653463318</text:p>
      <text:p text:style-name="P1">423 <text:s text:c="3"/>63 <text:s text:c="3"/>0.8910065241883678 <text:s text:c="3"/>0.45399049973954686 <text:s text:c="3"/>1.9626105055051504</text:p>
      <text:p text:style-name="P1">424 <text:s text:c="3"/>64 <text:s text:c="3"/>0.898794046299167 <text:s text:c="3"/>0.43837114678907746 <text:s text:c="3"/>2.050303841579296</text:p>
      <text:p text:style-name="P1">425 <text:s text:c="3"/>65 <text:s text:c="3"/>0.9063077870366499 <text:s text:c="3"/>0.42261826174069944 <text:s text:c="3"/>2.1445069205095586</text:p>
      <text:p text:style-name="P1">426 <text:s text:c="3"/>66 <text:s text:c="3"/>0.9135454576426009 <text:s text:c="3"/>0.40673664307580015 <text:s text:c="3"/>2.2460367739042164</text:p>
      <text:p text:style-name="P1">427 <text:s text:c="3"/>67 <text:s text:c="3"/>0.9205048534524403 <text:s text:c="3"/>0.39073112848927394 <text:s text:c="3"/>2.355852365823752</text:p>
      <text:p text:style-name="P1">428 <text:s text:c="3"/>68 <text:s text:c="3"/>0.9271838545667874 <text:s text:c="3"/>0.37460659341591196 <text:s text:c="3"/>2.4750868534162964</text:p>
      <text:p text:style-name="P1">429 <text:s text:c="3"/>69 <text:s text:c="3"/>0.9335804264972017 <text:s text:c="3"/>0.3583679495453004 <text:s text:c="3"/>2.6050890646938005</text:p>
      <text:p text:style-name="P1">430 <text:s text:c="3"/>70 <text:s text:c="3"/>0.9396926207859083 <text:s text:c="3"/>0.3420201433256688 <text:s text:c="3"/>2.7474774194546216</text:p>
      <text:p text:style-name="P1">431 <text:s text:c="3"/>71 <text:s text:c="3"/>0.9455185755993167 <text:s text:c="3"/>0.32556815445715676 <text:s text:c="3"/>2.904210877675822</text:p>
      <text:p text:style-name="P1">432 <text:s text:c="3"/>72 <text:s text:c="3"/>0.9510565162951535 <text:s text:c="3"/>0.30901699437494745 <text:s text:c="3"/>3.0776835371752527</text:p>
      <text:p text:style-name="P1">433 <text:s text:c="3"/>73 <text:s text:c="3"/>0.9563047559630354 <text:s text:c="3"/>0.29237170472273677 <text:s text:c="3"/>3.2708526184841404</text:p>
      <text:p text:style-name="P1">434 <text:s text:c="3"/>74 <text:s text:c="3"/>0.9612616959383189 <text:s text:c="3"/>0.27563735581699916 <text:s text:c="3"/>3.4874144438409087</text:p>
      <text:p text:style-name="P1">435 <text:s text:c="3"/>75 <text:s text:c="3"/>0.9659258262890683 <text:s text:c="3"/>0.25881904510252074 <text:s text:c="3"/>3.7320508075688776</text:p>
      <text:p text:style-name="P1">436 <text:s text:c="3"/>76 <text:s text:c="3"/>0.9702957262759965 <text:s text:c="3"/>0.2419218955996679 <text:s text:c="3"/>4.010780933535842</text:p>
      <text:p text:style-name="P1">437 <text:s text:c="3"/>77 <text:s text:c="3"/>0.9743700647852352 <text:s text:c="3"/>0.22495105434386492 <text:s text:c="3"/>4.331475874284157</text:p>
      <text:p text:style-name="P1">438 <text:s text:c="3"/>78 <text:s text:c="3"/>0.9781476007338056 <text:s text:c="3"/>0.20791169081775945 <text:s text:c="3"/>4.704630109478451</text:p>
      <text:p text:style-name="P1">439 <text:s text:c="3"/>79 <text:s text:c="3"/>0.981627183447664 <text:s text:c="3"/>0.19080899537654492 <text:s text:c="3"/>5.144554015970307</text:p>
      <text:p text:style-name="P1">440 <text:s text:c="3"/>80 <text:s text:c="3"/>0.984807753012208 <text:s text:c="3"/>0.17364817766693041 <text:s text:c="3"/>5.671281819617707</text:p>
      <text:p text:style-name="P1">441 <text:s text:c="3"/>81 <text:s text:c="3"/>0.9876883405951378 <text:s text:c="3"/>0.15643446504023092 <text:s text:c="3"/>6.313751514675041</text:p>
      <text:p text:style-name="P1">442 <text:s text:c="3"/>82 <text:s text:c="3"/>0.9902680687415703 <text:s text:c="3"/>0.1391731009600657 <text:s text:c="3"/>7.115369722384195</text:p>
      <text:p text:style-name="P1">443 <text:s text:c="3"/>83 <text:s text:c="3"/>0.992546151641322 <text:s text:c="3"/>0.12186934340514749 <text:s text:c="3"/>8.144346427974593</text:p>
      <text:p text:style-name="P1">444 <text:s text:c="3"/>84 <text:s text:c="3"/>0.9945218953682733 <text:s text:c="3"/>0.10452846326765346 <text:s text:c="3"/>9.514364454222587</text:p>
      <text:p text:style-name="P1">445 <text:s text:c="3"/>85 <text:s text:c="3"/>0.9961946980917455 <text:s text:c="3"/>0.08715574274765814 <text:s text:c="3"/>11.430052302761348</text:p>
      <text:p text:style-name="P1">446 <text:s text:c="3"/>86 <text:s text:c="3"/>0.9975640502598242 <text:s text:c="3"/>0.06975647374412546 <text:s text:c="3"/>14.300666256711896</text:p>
      <text:p text:style-name="P1">447 <text:s text:c="3"/>87 <text:s text:c="3"/>0.9986295347545738 <text:s text:c="3"/>0.052335956242943966 <text:s text:c="3"/>19.08113668772816</text:p>
      <text:p text:style-name="P1">448 <text:s text:c="3"/>88 <text:s text:c="3"/>0.9993908270190958 <text:s text:c="3"/>0.03489949670250108 <text:s text:c="3"/>28.636253282915515</text:p>
      <text:p text:style-name="P1">449 <text:s text:c="3"/>89 <text:s text:c="3"/>0.9998476951563913 <text:s text:c="3"/>0.017452406437283376 <text:s text:c="3"/>57.289961630759876</text:p>
      <text:p text:style-name="P1">450 <text:s text:c="3"/>90 <text:s text:c="3"/>1.0 <text:s text:c="3"/>6.123233995736766e-17 <text:s text:c="3"/>1.633123935319537e+16</text:p>
      <text:p text:style-name="P1">451 <text:s text:c="3"/>91 <text:s text:c="3"/>0.9998476951563913 <text:s text:c="3"/>-0.017452406437283477 <text:s text:c="3"/>-57.28996163075955</text:p>
      <text:p text:style-name="P1">452 <text:s text:c="3"/>92 <text:s text:c="3"/>0.9993908270190958 <text:s text:c="3"/>-0.03489949670250073 <text:s text:c="3"/>-28.636253282915796</text:p>
      <text:p text:style-name="P1">453 <text:s text:c="3"/>93 <text:s text:c="3"/>0.9986295347545738 <text:s text:c="3"/>-0.05233595624294362 <text:s text:c="3"/>-19.08113668772829</text:p>
      <text:p text:style-name="P1">454 <text:s text:c="3"/>94 <text:s text:c="3"/>0.9975640502598242 <text:s text:c="3"/>-0.06975647374412533 <text:s text:c="3"/>-14.30066625671192</text:p>
      <text:p text:style-name="P1">455 <text:s text:c="3"/>95 <text:s text:c="3"/>0.9961946980917455 <text:s text:c="3"/>-0.08715574274765824 <text:s text:c="3"/>-11.430052302761336</text:p>
      <text:p text:style-name="P1">456 <text:s text:c="3"/>96 <text:s text:c="3"/>0.9945218953682734 <text:s text:c="3"/>-0.10452846326765333 <text:s text:c="3"/>-9.514364454222598</text:p>
      <text:p text:style-name="P1">457 <text:s text:c="3"/>97 <text:s text:c="3"/>0.9925461516413221 <text:s text:c="3"/>-0.12186934340514737 <text:s text:c="3"/>-8.144346427974602</text:p>
      <text:p text:style-name="P1">458 <text:s text:c="3"/>98 <text:s text:c="3"/>0.9902680687415704 <text:s text:c="3"/>-0.13917310096006535 <text:s text:c="3"/>-7.115369722384213</text:p>
      <text:p text:style-name="P1">459 <text:s text:c="3"/>99 <text:s text:c="3"/>0.9876883405951377 <text:s text:c="3"/>-0.15643446504023104 <text:s text:c="3"/>-6.313751514675037</text:p>
      <text:p text:style-name="P1">460 <text:s text:c="3"/>100 <text:s text:c="3"/>0.984807753012208 <text:s text:c="3"/>-0.1736481776669303 <text:s text:c="3"/>-5.671281819617711</text:p>
      <text:p text:style-name="P1">461 <text:s text:c="3"/>101 <text:s text:c="3"/>0.981627183447664 <text:s text:c="3"/>-0.1908089953765448 <text:s text:c="3"/>-5.144554015970311</text:p>
      <text:p text:style-name="P1">462 <text:s text:c="3"/>102 <text:s text:c="3"/>0.9781476007338057 <text:s text:c="3"/>-0.20791169081775912 <text:s text:c="3"/>-4.704630109478459</text:p>
      <text:p text:style-name="P1">463 <text:s text:c="3"/>103 <text:s text:c="3"/>0.9743700647852352 <text:s text:c="3"/>-0.2249510543438648 <text:s text:c="3"/>-4.331475874284159</text:p>
      <text:p text:style-name="P1">464 <text:s text:c="3"/>104 <text:s text:c="3"/>0.9702957262759965 <text:s text:c="3"/>-0.24192189559966779 <text:s text:c="3"/>-4.010780933535844</text:p>
      <text:p text:style-name="P1">465 <text:s text:c="3"/>105 <text:s text:c="3"/>0.9659258262890683 <text:s text:c="3"/>-0.25881904510252085 <text:s text:c="3"/>-3.7320508075688763</text:p>
      <text:p text:style-name="P1">466 <text:s text:c="3"/>106 <text:s text:c="3"/>0.9612616959383189 <text:s text:c="3"/>-0.27563735581699905 <text:s text:c="3"/>-3.48741444384091</text:p>
      <text:p text:style-name="P1">467 <text:s text:c="3"/>107 <text:s text:c="3"/>0.9563047559630355 <text:s text:c="3"/>-0.29237170472273666 <text:s text:c="3"/>-3.270852618484142</text:p>
      <text:p text:style-name="P1">468 <text:s text:c="3"/>108 <text:s text:c="3"/>0.9510565162951536 <text:s text:c="3"/>-0.30901699437494734 <text:s text:c="3"/>-3.077683537175254</text:p>
      <text:p text:style-name="P1">469 <text:s text:c="3"/>109 <text:s text:c="3"/>0.9455185755993168 <text:s text:c="3"/>-0.3255681544571564 <text:s text:c="3"/>-2.9042108776758253</text:p>
      <text:p text:style-name="P1">470 <text:s text:c="3"/>110 <text:s text:c="3"/>0.9396926207859084 <text:s text:c="3"/>-0.3420201433256687 <text:s text:c="3"/>-2.7474774194546225</text:p>
      <text:p text:style-name="P1">471 <text:s text:c="3"/>111 <text:s text:c="3"/>0.9335804264972017 <text:s text:c="3"/>-0.35836794954530027 <text:s text:c="3"/>-2.6050890646938014</text:p>
      <text:p text:style-name="P1">472 <text:s text:c="3"/>112 <text:s text:c="3"/>0.9271838545667874 <text:s text:c="3"/>-0.37460659341591207 <text:s text:c="3"/>-2.4750868534162955</text:p>
      <text:p text:style-name="P1">473 <text:s text:c="3"/>113 <text:s text:c="3"/>0.9205048534524404 <text:s text:c="3"/>-0.3907311284892736 <text:s text:c="3"/>-2.355852365823754</text:p>
      <text:p text:style-name="P1">474 <text:s text:c="3"/>114 <text:s text:c="3"/>0.913545457642601 <text:s text:c="3"/>-0.4067366430758001 <text:s text:c="3"/>-2.246036773904217</text:p>
      <text:p text:style-name="P1">475 <text:s text:c="3"/>115 <text:s text:c="3"/>0.90630778703665 <text:s text:c="3"/>-0.42261826174069933 <text:s text:c="3"/>-2.1445069205095595</text:p>
      <text:p text:style-name="P1">476 <text:s text:c="3"/>116 <text:s text:c="3"/>0.8987940462991669 <text:s text:c="3"/>-0.4383711467890775 <text:s text:c="3"/>-2.0503038415792956</text:p>
      <text:p text:style-name="P1">477 <text:s text:c="3"/>117 <text:s text:c="3"/>0.8910065241883679 <text:s text:c="3"/>-0.45399049973954675 <text:s text:c="3"/>-1.962610505505151</text:p>
      <text:p text:style-name="P1">478 <text:s text:c="3"/>118 <text:s text:c="3"/>0.8829475928589271 <text:s text:c="3"/>-0.46947156278589053 <text:s text:c="3"/>-1.8807264653463334</text:p>
      <text:p text:style-name="P1">479 <text:s text:c="3"/>119 <text:s text:c="3"/>0.8746197071393959 <text:s text:c="3"/>-0.484809620246337 <text:s text:c="3"/>-1.804047755271424</text:p>
      <text:p text:style-name="P1">480 <text:s text:c="3"/>120 <text:s text:c="3"/>0.8660254037844387 <text:s text:c="3"/>-0.4999999999999998 <text:s text:c="3"/>-1.7320508075688783</text:p>
      <text:p text:style-name="P1">481 <text:s text:c="3"/>121 <text:s text:c="3"/>0.8571673007021123 <text:s text:c="3"/>-0.5150380749100543 <text:s text:c="3"/>-1.6642794823505178</text:p>
      <text:p text:style-name="P1">482 <text:s text:c="3"/>122 <text:s text:c="3"/>0.8480480961564261 <text:s text:c="3"/>-0.5299192642332048 <text:s text:c="3"/>-1.6003345290410511</text:p>
      <text:p text:style-name="P1">483 <text:s text:c="3"/>123 <text:s text:c="3"/>0.838670567945424 <text:s text:c="3"/>-0.5446390350150271 <text:s text:c="3"/>-1.5398649638145827</text:p>
      <text:p text:style-name="P1">484 <text:s text:c="3"/>124 <text:s text:c="3"/>0.8290375725550417 <text:s text:c="3"/>-0.5591929034707467 <text:s text:c="3"/>-1.4825609685127408</text:p>
      <text:p text:style-name="P1">485 <text:s text:c="3"/>125 <text:s text:c="3"/>0.819152044288992 <text:s text:c="3"/>-0.5735764363510458 <text:s text:c="3"/>-1.4281480067421155</text:p>
      <text:p text:style-name="P1">486 <text:s text:c="3"/>126 <text:s text:c="3"/>0.8090169943749475 <text:s text:c="3"/>-0.587785252292473 <text:s text:c="3"/>-1.3763819204711738</text:p>
      <text:p text:style-name="P1">487 <text:s text:c="3"/>127 <text:s text:c="3"/>0.7986355100472927 <text:s text:c="3"/>-0.6018150231520484 <text:s text:c="3"/>-1.3270448216204096</text:p>
      <text:p text:style-name="P1">488 <text:s text:c="3"/>128 <text:s text:c="3"/>0.788010753606722 <text:s text:c="3"/>-0.6156614753256583 <text:s text:c="3"/>-1.279941632193079</text:p>
      <text:p text:style-name="P1">489 <text:s text:c="3"/>129 <text:s text:c="3"/>0.777145961456971 <text:s text:c="3"/>-0.6293203910498373 <text:s text:c="3"/>-1.234897156535052</text:p>
      <text:p text:style-name="P1">490 <text:s text:c="3"/>130 <text:s text:c="3"/>0.766044443118978 <text:s text:c="3"/>-0.6427876096865394 <text:s text:c="3"/>-1.19175359259421</text:p>
      <text:p text:style-name="P1">491 <text:s text:c="3"/>131 <text:s text:c="3"/>0.7547095802227718 <text:s text:c="3"/>-0.6560590289905075 <text:s text:c="3"/>-1.150368407221009</text:p>
      <text:p text:style-name="P1">492 <text:s text:c="3"/>132 <text:s text:c="3"/>0.7431448254773942 <text:s text:c="3"/>-0.6691306063588582 <text:s text:c="3"/>-1.1106125148291928</text:p>
      <text:p text:style-name="P1">493 <text:s text:c="3"/>133 <text:s text:c="3"/>0.7313537016191706 <text:s text:c="3"/>-0.6819983600624984 <text:s text:c="3"/>-1.0723687100246828</text:p>
      <text:p text:style-name="P1">494 <text:s text:c="3"/>134 <text:s text:c="3"/>0.7193398003386514 <text:s text:c="3"/>-0.694658370458997 <text:s text:c="3"/>-1.0355303137905703</text:p>
      <text:p text:style-name="P1">495 <text:s text:c="3"/>135 <text:s text:c="3"/>0.7071067811865476 <text:s text:c="3"/>-0.7071067811865475 <text:s text:c="3"/>-1.0000000000000002</text:p>
      <text:p text:style-name="P1">496 <text:s text:c="3"/>136 <text:s text:c="3"/>0.6946583704589971 <text:s text:c="3"/>-0.7193398003386513 <text:s text:c="3"/>-0.9656887748070737</text:p>
      <text:p text:style-name="P1">497 <text:s text:c="3"/>137 <text:s text:c="3"/>0.6819983600624985 <text:s text:c="3"/>-0.7313537016191705 <text:s text:c="3"/>-0.9325150861376618</text:p>
      <text:p text:style-name="P1">498 <text:s text:c="3"/>138 <text:s text:c="3"/>0.6691306063588585 <text:s text:c="3"/>-0.7431448254773941 <text:s text:c="3"/>-0.9004040442978404</text:p>
      <text:p text:style-name="P1">499 <text:s text:c="3"/>139 <text:s text:c="3"/>0.6560590289905073 <text:s text:c="3"/>-0.754709580222772 <text:s text:c="3"/>-0.8692867378162267</text:p>
      <text:p text:style-name="P1">500 <text:s text:c="3"/>140 <text:s text:c="3"/>0.6427876096865395 <text:s text:c="3"/>-0.7660444431189779 <text:s text:c="3"/>-0.8390996311772804</text:p>
      <text:p text:style-name="P1">501 <text:s text:c="3"/>141 <text:s text:c="3"/>0.6293203910498377 <text:s text:c="3"/>-0.7771459614569707 <text:s text:c="3"/>-0.8097840331950078</text:p>
      <text:p text:style-name="P1">502 <text:s text:c="3"/>142 <text:s text:c="3"/>0.6156614753256584 <text:s text:c="3"/>-0.7880107536067219 <text:s text:c="3"/>-0.7812856265067176</text:p>
      <text:p text:style-name="P1">503 <text:s text:c="3"/>143 <text:s text:c="3"/>0.6018150231520482 <text:s text:c="3"/>-0.7986355100472929 <text:s text:c="3"/>-0.753554050102794</text:p>
      <text:p text:style-name="P1">504 <text:s text:c="3"/>144 <text:s text:c="3"/>0.5877852522924732 <text:s text:c="3"/>-0.8090169943749473 <text:s text:c="3"/>-0.726542528005361</text:p>
      <text:p text:style-name="P1">505 <text:s text:c="3"/>145 <text:s text:c="3"/>0.5735764363510464 <text:s text:c="3"/>-0.8191520442889916 <text:s text:c="3"/>-0.7002075382097102</text:p>
      <text:p text:style-name="P1">506 <text:s text:c="3"/>146 <text:s text:c="3"/>0.5591929034707469 <text:s text:c="3"/>-0.8290375725550416 <text:s text:c="3"/>-0.6745085168424267</text:p>
      <text:p text:style-name="P1">507 <text:s text:c="3"/>147 <text:s text:c="3"/>0.5446390350150269 <text:s text:c="3"/>-0.8386705679454242 <text:s text:c="3"/>-0.6494075931975103</text:p>
      <text:p text:style-name="P1"><text:soft-page-break/>508 <text:s text:c="3"/>148 <text:s text:c="3"/>0.5299192642332049 <text:s text:c="3"/>-0.848048096156426 <text:s text:c="3"/>-0.6248693519093275</text:p>
      <text:p text:style-name="P1">509 <text:s text:c="3"/>149 <text:s text:c="3"/>0.5150380749100544 <text:s text:c="3"/>-0.8571673007021122 <text:s text:c="3"/>-0.6008606190275607</text:p>
      <text:p text:style-name="P1">510 <text:s text:c="3"/>150 <text:s text:c="3"/>0.49999999999999994 <text:s text:c="3"/>-0.8660254037844387 <text:s text:c="3"/>-0.5773502691896257</text:p>
      <text:p text:style-name="P1">511 <text:s text:c="3"/>151 <text:s text:c="3"/>0.48480962024633717 <text:s text:c="3"/>-0.8746197071393957 <text:s text:c="3"/>-0.5543090514527691</text:p>
      <text:p text:style-name="P1">512 <text:s text:c="3"/>152 <text:s text:c="3"/>0.4694715627858911 <text:s text:c="3"/>-0.8829475928589268 <text:s text:c="3"/>-0.5317094316614792</text:p>
      <text:p text:style-name="P1">513 <text:s text:c="3"/>153 <text:s text:c="3"/>0.45399049973954686 <text:s text:c="3"/>-0.8910065241883678 <text:s text:c="3"/>-0.5095254494944289</text:p>
      <text:p text:style-name="P1">514 <text:s text:c="3"/>154 <text:s text:c="3"/>0.4383711467890773 <text:s text:c="3"/>-0.898794046299167 <text:s text:c="3"/>-0.48773258856586127</text:p>
      <text:p text:style-name="P1">515 <text:s text:c="3"/>155 <text:s text:c="3"/>0.4226182617406995 <text:s text:c="3"/>-0.9063077870366499 <text:s text:c="3"/>-0.46630765815499864</text:p>
      <text:p text:style-name="P1">516 <text:s text:c="3"/>156 <text:s text:c="3"/>0.40673664307580043 <text:s text:c="3"/>-0.9135454576426008 <text:s text:c="3"/>-0.4452286853085365</text:p>
      <text:p text:style-name="P1">517 <text:s text:c="3"/>157 <text:s text:c="3"/>0.39073112848927416 <text:s text:c="3"/>-0.9205048534524402 <text:s text:c="3"/>-0.42447481620960525</text:p>
      <text:p text:style-name="P1">518 <text:s text:c="3"/>158 <text:s text:c="3"/>0.37460659341591224 <text:s text:c="3"/>-0.9271838545667873 <text:s text:c="3"/>-0.40402622583515707</text:p>
      <text:p text:style-name="P1">519 <text:s text:c="3"/>159 <text:s text:c="3"/>0.3583679495453002 <text:s text:c="3"/>-0.9335804264972017 <text:s text:c="3"/>-0.3838640350354158</text:p>
      <text:p text:style-name="P1">520 <text:s text:c="3"/>160 <text:s text:c="3"/>0.3420201433256689 <text:s text:c="3"/>-0.9396926207859083 <text:s text:c="3"/>-0.36397023426620256</text:p>
      <text:p text:style-name="P1">521 <text:s text:c="3"/>161 <text:s text:c="3"/>0.325568154457157 <text:s text:c="3"/>-0.9455185755993167 <text:s text:c="3"/>-0.34432761328966566</text:p>
      <text:p text:style-name="P1">522 <text:s text:c="3"/>162 <text:s text:c="3"/>0.3090169943749475 <text:s text:c="3"/>-0.9510565162951535 <text:s text:c="3"/>-0.32491969623290645</text:p>
      <text:p text:style-name="P1">523 <text:s text:c="3"/>163 <text:s text:c="3"/>0.29237170472273705 <text:s text:c="3"/>-0.9563047559630354 <text:s text:c="3"/>-0.30573068145866067</text:p>
      <text:p text:style-name="P1">524 <text:s text:c="3"/>164 <text:s text:c="3"/>0.27563735581699966 <text:s text:c="3"/>-0.9612616959383187 <text:s text:c="3"/>-0.2867453857588085</text:p>
      <text:p text:style-name="P1">525 <text:s text:c="3"/>165 <text:s text:c="3"/>0.258819045102521 <text:s text:c="3"/>-0.9659258262890682 <text:s text:c="3"/>-0.267949192431123</text:p>
      <text:p text:style-name="P1">526 <text:s text:c="3"/>166 <text:s text:c="3"/>0.24192189559966773 <text:s text:c="3"/>-0.9702957262759965 <text:s text:c="3"/>-0.2493280028431807</text:p>
      <text:p text:style-name="P1">527 <text:s text:c="3"/>167 <text:s text:c="3"/>0.22495105434386478 <text:s text:c="3"/>-0.9743700647852352 <text:s text:c="3"/>-0.23086819112556287</text:p>
      <text:p text:style-name="P1">528 <text:s text:c="3"/>168 <text:s text:c="3"/>0.20791169081775931 <text:s text:c="3"/>-0.9781476007338057 <text:s text:c="3"/>-0.2125565616700221</text:p>
      <text:p text:style-name="P1">529 <text:s text:c="3"/>169 <text:s text:c="3"/>0.19080899537654497 <text:s text:c="3"/>-0.981627183447664 <text:s text:c="3"/>-0.19438030913771864</text:p>
      <text:p text:style-name="P1">530 <text:s text:c="3"/>170 <text:s text:c="3"/>0.17364817766693028 <text:s text:c="3"/>-0.984807753012208 <text:s text:c="3"/>-0.1763269807084649</text:p>
      <text:p text:style-name="P1">531 <text:s text:c="3"/>171 <text:s text:c="3"/>0.15643446504023098 <text:s text:c="3"/>-0.9876883405951377 <text:s text:c="3"/>-0.1583844403245364</text:p>
      <text:p text:style-name="P1">532 <text:s text:c="3"/>172 <text:s text:c="3"/>0.13917310096006574 <text:s text:c="3"/>-0.9902680687415703 <text:s text:c="3"/>-0.14054083470239176</text:p>
      <text:p text:style-name="P1">533 <text:s text:c="3"/>173 <text:s text:c="3"/>0.12186934340514755 <text:s text:c="3"/>-0.992546151641322 <text:s text:c="3"/>-0.12278456090290465</text:p>
      <text:p text:style-name="P1">534 <text:s text:c="3"/>174 <text:s text:c="3"/>0.10452846326765373 <text:s text:c="3"/>-0.9945218953682733 <text:s text:c="3"/>-0.10510423526567673</text:p>
      <text:p text:style-name="P1">535 <text:s text:c="3"/>175 <text:s text:c="3"/>0.08715574274765864 <text:s text:c="3"/>-0.9961946980917455 <text:s text:c="3"/>-0.08748866352592448</text:p>
      <text:p text:style-name="P1">536 <text:s text:c="3"/>176 <text:s text:c="3"/>0.06975647374412552 <text:s text:c="3"/>-0.9975640502598242 <text:s text:c="3"/>-0.06992681194351064</text:p>
      <text:p text:style-name="P1">537 <text:s text:c="3"/>177 <text:s text:c="3"/>0.05233595624294381 <text:s text:c="3"/>-0.9986295347545738 <text:s text:c="3"/>-0.052407779283041175</text:p>
      <text:p text:style-name="P1">538 <text:s text:c="3"/>178 <text:s text:c="3"/>0.0348994967025007 <text:s text:c="3"/>-0.9993908270190958 <text:s text:c="3"/>-0.03492076949174746</text:p>
      <text:p text:style-name="P1">539 <text:s text:c="3"/>179 <text:s text:c="3"/>0.01745240643728344 <text:s text:c="3"/>-0.9998476951563913 <text:s text:c="3"/>-0.01745506492821751</text:p>
      <text:p text:style-name="P1">540 <text:s text:c="3"/>180 <text:s text:c="3"/>1.2246467991473532e-16 <text:s text:c="3"/>-1.0 <text:s text:c="3"/>-1.2246467991473532e-16</text:p>
      <text:p text:style-name="P1">541 <text:s text:c="3"/>181 <text:s text:c="3"/>-0.017452406437283192 <text:s text:c="3"/>-0.9998476951563913 <text:s text:c="3"/>0.017455064928217266</text:p>
      <text:p text:style-name="P1">542 <text:s text:c="3"/>182 <text:s text:c="3"/>-0.0348994967025009 <text:s text:c="3"/>-0.9993908270190958 <text:s text:c="3"/>0.034920769491747654</text:p>
      <text:p text:style-name="P1">543 <text:s text:c="3"/>183 <text:s text:c="3"/>-0.052335956242943564 <text:s text:c="3"/>-0.9986295347545738 <text:s text:c="3"/>0.05240777928304093</text:p>
      <text:p text:style-name="P1">544 <text:s text:c="3"/>184 <text:s text:c="3"/>-0.06975647374412483 <text:s text:c="3"/>-0.9975640502598243 <text:s text:c="3"/>0.06992681194350994</text:p>
      <text:p text:style-name="P1">545 <text:s text:c="3"/>185 <text:s text:c="3"/>-0.08715574274765794 <text:s text:c="3"/>-0.9961946980917455 <text:s text:c="3"/>0.08748866352592378</text:p>
      <text:p text:style-name="P1">546 <text:s text:c="3"/>186 <text:s text:c="3"/>-0.10452846326765305 <text:s text:c="3"/>-0.9945218953682734 <text:s text:c="3"/>0.10510423526567604</text:p>
      <text:p text:style-name="P1">547 <text:s text:c="3"/>187 <text:s text:c="3"/>-0.12186934340514775 <text:s text:c="3"/>-0.992546151641322 <text:s text:c="3"/>0.12278456090290486</text:p>
      <text:p text:style-name="P1">548 <text:s text:c="3"/>188 <text:s text:c="3"/>-0.13917310096006552 <text:s text:c="3"/>-0.9902680687415703 <text:s text:c="3"/>0.1405408347023915</text:p>
      <text:p text:style-name="P1">549 <text:s text:c="3"/>189 <text:s text:c="3"/>-0.15643446504023073 <text:s text:c="3"/>-0.9876883405951378 <text:s text:c="3"/>0.15838444032453616</text:p>
      <text:p text:style-name="P1">550 <text:s text:c="3"/>190 <text:s text:c="3"/>-0.17364817766693047 <text:s text:c="3"/>-0.984807753012208 <text:s text:c="3"/>0.1763269807084651</text:p>
      <text:p text:style-name="P1">551 <text:s text:c="3"/>191 <text:s text:c="3"/>-0.19080899537654472 <text:s text:c="3"/>-0.981627183447664 <text:s text:c="3"/>0.1943803091377184</text:p>
      <text:p text:style-name="P1">552 <text:s text:c="3"/>192 <text:s text:c="3"/>-0.20791169081775907 <text:s text:c="3"/>-0.9781476007338057 <text:s text:c="3"/>0.21255656167002182</text:p>
      <text:p text:style-name="P1">553 <text:s text:c="3"/>193 <text:s text:c="3"/>-0.22495105434386498 <text:s text:c="3"/>-0.9743700647852352 <text:s text:c="3"/>0.2308681911255631</text:p>
      <text:p text:style-name="P1">554 <text:s text:c="3"/>194 <text:s text:c="3"/>-0.2419218955996675 <text:s text:c="3"/>-0.9702957262759965 <text:s text:c="3"/>0.24932800284318044</text:p>
      <text:p text:style-name="P1">555 <text:s text:c="3"/>195 <text:s text:c="3"/>-0.25881904510252035 <text:s text:c="3"/>-0.9659258262890684 <text:s text:c="3"/>0.26794919243112225</text:p>
      <text:p text:style-name="P1">556 <text:s text:c="3"/>196 <text:s text:c="3"/>-0.275637355816999 <text:s text:c="3"/>-0.9612616959383189 <text:s text:c="3"/>0.28674538575880776</text:p>
      <text:p text:style-name="P1">557 <text:s text:c="3"/>197 <text:s text:c="3"/>-0.2923717047227364 <text:s text:c="3"/>-0.9563047559630355 <text:s text:c="3"/>0.30573068145865995</text:p>
      <text:p text:style-name="P1">558 <text:s text:c="3"/>198 <text:s text:c="3"/>-0.30901699437494773 <text:s text:c="3"/>-0.9510565162951535 <text:s text:c="3"/>0.3249196962329067</text:p>
      <text:p text:style-name="P1">559 <text:s text:c="3"/>199 <text:s text:c="3"/>-0.32556815445715676 <text:s text:c="3"/>-0.9455185755993167 <text:s text:c="3"/>0.3443276132896654</text:p>
      <text:p text:style-name="P1">560 <text:s text:c="3"/>200 <text:s text:c="3"/>-0.34202014332566866 <text:s text:c="3"/>-0.9396926207859084 <text:s text:c="3"/>0.3639702342662023</text:p>
      <text:p text:style-name="P1">561 <text:s text:c="3"/>201 <text:s text:c="3"/>-0.35836794954530043 <text:s text:c="3"/>-0.9335804264972017 <text:s text:c="3"/>0.383864035035416</text:p>
      <text:p text:style-name="P1">562 <text:s text:c="3"/>202 <text:s text:c="3"/>-0.374606593415912 <text:s text:c="3"/>-0.9271838545667874 <text:s text:c="3"/>0.4040262258351568</text:p>
      <text:p text:style-name="P1">563 <text:s text:c="3"/>203 <text:s text:c="3"/>-0.39073112848927355 <text:s text:c="3"/>-0.9205048534524404 <text:s text:c="3"/>0.4244748162096045</text:p>
      <text:p text:style-name="P1">564 <text:s text:c="3"/>204 <text:s text:c="3"/>-0.4067366430757998 <text:s text:c="3"/>-0.9135454576426011 <text:s text:c="3"/>0.44522868530853565</text:p>
      <text:p text:style-name="P1">565 <text:s text:c="3"/>205 <text:s text:c="3"/>-0.4226182617406993 <text:s text:c="3"/>-0.90630778703665 <text:s text:c="3"/>0.46630765815499836</text:p>
      <text:p text:style-name="P1">566 <text:s text:c="3"/>206 <text:s text:c="3"/>-0.43837114678907707 <text:s text:c="3"/>-0.8987940462991671 <text:s text:c="3"/>0.48773258856586094</text:p>
      <text:p text:style-name="P1">567 <text:s text:c="3"/>207 <text:s text:c="3"/>-0.45399049973954625 <text:s text:c="3"/>-0.8910065241883681 <text:s text:c="3"/>0.5095254494944281</text:p>
      <text:p text:style-name="P1">568 <text:s text:c="3"/>208 <text:s text:c="3"/>-0.46947156278589086 <text:s text:c="3"/>-0.8829475928589269 <text:s text:c="3"/>0.5317094316614789</text:p>
      <text:p text:style-name="P1">569 <text:s text:c="3"/>209 <text:s text:c="3"/>-0.48480962024633695 <text:s text:c="3"/>-0.8746197071393959 <text:s text:c="3"/>0.5543090514527688</text:p>
      <text:p text:style-name="P1">570 <text:s text:c="3"/>210 <text:s text:c="3"/>-0.5000000000000001 <text:s text:c="3"/>-0.8660254037844386 <text:s text:c="3"/>0.577350269189626</text:p>
      <text:p text:style-name="P1">571 <text:s text:c="3"/>211 <text:s text:c="3"/>-0.5150380749100542 <text:s text:c="3"/>-0.8571673007021123 <text:s text:c="3"/>0.6008606190275604</text:p>
      <text:p text:style-name="P1">572 <text:s text:c="3"/>212 <text:s text:c="3"/>-0.5299192642332048 <text:s text:c="3"/>-0.8480480961564261 <text:s text:c="3"/>0.6248693519093271</text:p>
      <text:p text:style-name="P1">573 <text:s text:c="3"/>213 <text:s text:c="3"/>-0.5446390350150271 <text:s text:c="3"/>-0.838670567945424 <text:s text:c="3"/>0.6494075931975106</text:p>
      <text:p text:style-name="P1">574 <text:s text:c="3"/>214 <text:s text:c="3"/>-0.5591929034707467 <text:s text:c="3"/>-0.8290375725550417 <text:s text:c="3"/>0.6745085168424263</text:p>
      <text:p text:style-name="P1">575 <text:s text:c="3"/>215 <text:s text:c="3"/>-0.5735764363510458 <text:s text:c="3"/>-0.819152044288992 <text:s text:c="3"/>0.7002075382097092</text:p>
      <text:p text:style-name="P1">576 <text:s text:c="3"/>216 <text:s text:c="3"/>-0.587785252292473 <text:s text:c="3"/>-0.8090169943749475 <text:s text:c="3"/>0.7265425280053607</text:p>
      <text:p text:style-name="P1">577 <text:s text:c="3"/>217 <text:s text:c="3"/>-0.601815023152048 <text:s text:c="3"/>-0.798635510047293 <text:s text:c="3"/>0.7535540501027936</text:p>
      <text:p text:style-name="P1">578 <text:s text:c="3"/>218 <text:s text:c="3"/>-0.6156614753256578 <text:s text:c="3"/>-0.7880107536067222 <text:s text:c="3"/>0.7812856265067165</text:p>
      <text:p text:style-name="P1">579 <text:s text:c="3"/>219 <text:s text:c="3"/>-0.6293203910498376 <text:s text:c="3"/>-0.7771459614569708 <text:s text:c="3"/>0.8097840331950074</text:p>
      <text:p text:style-name="P1">580 <text:s text:c="3"/>220 <text:s text:c="3"/>-0.6427876096865393 <text:s text:c="3"/>-0.766044443118978 <text:s text:c="3"/>0.8390996311772799</text:p>
      <text:p text:style-name="P1">581 <text:s text:c="3"/>221 <text:s text:c="3"/>-0.6560590289905074 <text:s text:c="3"/>-0.7547095802227719 <text:s text:c="3"/>0.869286737816227</text:p>
      <text:p text:style-name="P1">582 <text:s text:c="3"/>222 <text:s text:c="3"/>-0.6691306063588582 <text:s text:c="3"/>-0.7431448254773942 <text:s text:c="3"/>0.9004040442978399</text:p>
      <text:p text:style-name="P1">583 <text:s text:c="3"/>223 <text:s text:c="3"/>-0.6819983600624984 <text:s text:c="3"/>-0.7313537016191706 <text:s text:c="3"/>0.9325150861376613</text:p>
      <text:p text:style-name="P1">584 <text:s text:c="3"/>224 <text:s text:c="3"/>-0.6946583704589974 <text:s text:c="3"/>-0.7193398003386511 <text:s text:c="3"/>0.9656887748070742</text:p>
      <text:p text:style-name="P1">585 <text:s text:c="3"/>225 <text:s text:c="3"/>-0.7071067811865475 <text:s text:c="3"/>-0.7071067811865477 <text:s text:c="3"/>0.9999999999999997</text:p>
      <text:p text:style-name="P1">586 <text:s text:c="3"/>226 <text:s text:c="3"/>-0.7193398003386509 <text:s text:c="3"/>-0.6946583704589975 <text:s text:c="3"/>1.0355303137905687</text:p>
      <text:p text:style-name="P1">587 <text:s text:c="3"/>227 <text:s text:c="3"/>-0.7313537016191701 <text:s text:c="3"/>-0.6819983600624989 <text:s text:c="3"/>1.0723687100246813</text:p>
      <text:p text:style-name="P1">588 <text:s text:c="3"/>228 <text:s text:c="3"/>-0.743144825477394 <text:s text:c="3"/>-0.6691306063588585 <text:s text:c="3"/>1.110612514829192</text:p>
      <text:p text:style-name="P1">589 <text:s text:c="3"/>229 <text:s text:c="3"/>-0.7547095802227717 <text:s text:c="3"/>-0.6560590289905077 <text:s text:c="3"/>1.1503684072210083</text:p>
      <text:p text:style-name="P1">590 <text:s text:c="3"/>230 <text:s text:c="3"/>-0.7660444431189779 <text:s text:c="3"/>-0.6427876096865395 <text:s text:c="3"/>1.1917535925942093</text:p>
      <text:p text:style-name="P1">591 <text:s text:c="3"/>231 <text:s text:c="3"/>-0.7771459614569711 <text:s text:c="3"/>-0.6293203910498371 <text:s text:c="3"/>1.2348971565350526</text:p>
      <text:p text:style-name="P1">592 <text:s text:c="3"/>232 <text:s text:c="3"/>-0.7880107536067221 <text:s text:c="3"/>-0.6156614753256581 <text:s text:c="3"/>1.2799416321930794</text:p>
      <text:p text:style-name="P1">593 <text:s text:c="3"/>233 <text:s text:c="3"/>-0.7986355100472928 <text:s text:c="3"/>-0.6018150231520483 <text:s text:c="3"/>1.32704482162041</text:p>
      <text:p text:style-name="P1">594 <text:s text:c="3"/>234 <text:s text:c="3"/>-0.8090169943749473 <text:s text:c="3"/>-0.5877852522924732 <text:s text:c="3"/>1.3763819204711731</text:p>
      <text:p text:style-name="P1">595 <text:s text:c="3"/>235 <text:s text:c="3"/>-0.8191520442889916 <text:s text:c="3"/>-0.5735764363510464 <text:s text:c="3"/>1.4281480067421135</text:p>
      <text:p text:style-name="P1">596 <text:s text:c="3"/>236 <text:s text:c="3"/>-0.8290375725550414 <text:s text:c="3"/>-0.5591929034707472 <text:s text:c="3"/>1.4825609685127386</text:p>
      <text:p text:style-name="P1">597 <text:s text:c="3"/>237 <text:s text:c="3"/>-0.8386705679454242 <text:s text:c="3"/>-0.544639035015027 <text:s text:c="3"/>1.5398649638145834</text:p>
      <text:p text:style-name="P1">598 <text:s text:c="3"/>238 <text:s text:c="3"/>-0.848048096156426 <text:s text:c="3"/>-0.529919264233205 <text:s text:c="3"/>1.6003345290410502</text:p>
      <text:p text:style-name="P1">599 <text:s text:c="3"/>239 <text:s text:c="3"/>-0.8571673007021121 <text:s text:c="3"/>-0.5150380749100545 <text:s text:c="3"/>1.664279482350517</text:p>
      <text:p text:style-name="P1">600 <text:s text:c="3"/>240 <text:s text:c="3"/>-0.8660254037844385 <text:s text:c="3"/>-0.5000000000000004 <text:s text:c="3"/>1.7320508075688754</text:p>
      <text:p text:style-name="P1">601 <text:s text:c="3"/>241 <text:s text:c="3"/>-0.8746197071393959 <text:s text:c="3"/>-0.48480962024633684 <text:s text:c="3"/>1.804047755271425</text:p>
      <text:p text:style-name="P1">602 <text:s text:c="3"/>242 <text:s text:c="3"/>-0.882947592858927 <text:s text:c="3"/>-0.46947156278589075 <text:s text:c="3"/>1.8807264653463323</text:p>
      <text:p text:style-name="P1">603 <text:s text:c="3"/>243 <text:s text:c="3"/>-0.8910065241883678 <text:s text:c="3"/>-0.4539904997395469 <text:s text:c="3"/>1.9626105055051497</text:p>
      <text:p text:style-name="P1">604 <text:s text:c="3"/>244 <text:s text:c="3"/>-0.8987940462991668 <text:s text:c="3"/>-0.43837114678907774 <text:s text:c="3"/>2.0503038415792942</text:p>
      <text:p text:style-name="P1">605 <text:s text:c="3"/>245 <text:s text:c="3"/>-0.9063077870366497 <text:s text:c="3"/>-0.42261826174069994 <text:s text:c="3"/>2.1445069205095555</text:p>
      <text:p text:style-name="P1">606 <text:s text:c="3"/>246 <text:s text:c="3"/>-0.913545457642601 <text:s text:c="3"/>-0.4067366430758001 <text:s text:c="3"/>2.246036773904217</text:p>
      <text:p text:style-name="P1">607 <text:s text:c="3"/>247 <text:s text:c="3"/>-0.9205048534524403 <text:s text:c="3"/>-0.3907311284892738 <text:s text:c="3"/>2.3558523658237522</text:p>
      <text:p text:style-name="P1">608 <text:s text:c="3"/>248 <text:s text:c="3"/>-0.9271838545667873 <text:s text:c="3"/>-0.3746065934159123 <text:s text:c="3"/>2.4750868534162938</text:p>
      <text:p text:style-name="P1">609 <text:s text:c="3"/>249 <text:s text:c="3"/>-0.9335804264972016 <text:s text:c="3"/>-0.3583679495453007 <text:s text:c="3"/>2.605089064693798</text:p>
      <text:p text:style-name="P1">610 <text:s text:c="3"/>250 <text:s text:c="3"/>-0.9396926207859082 <text:s text:c="3"/>-0.3420201433256694 <text:s text:c="3"/>2.7474774194546168</text:p>
      <text:p text:style-name="P1">611 <text:s text:c="3"/>251 <text:s text:c="3"/>-0.9455185755993168 <text:s text:c="3"/>-0.32556815445715664 <text:s text:c="3"/>2.904210877675823</text:p>
      <text:p text:style-name="P1">612 <text:s text:c="3"/>252 <text:s text:c="3"/>-0.9510565162951535 <text:s text:c="3"/>-0.30901699437494756 <text:s text:c="3"/>3.077683537175252</text:p>
      <text:p text:style-name="P1">613 <text:s text:c="3"/>253 <text:s text:c="3"/>-0.9563047559630353 <text:s text:c="3"/>-0.2923717047227371 <text:s text:c="3"/>3.2708526184841364</text:p>
      <text:p text:style-name="P1">614 <text:s text:c="3"/>254 <text:s text:c="3"/>-0.961261695938319 <text:s text:c="3"/>-0.2756373558169989 <text:s text:c="3"/>3.4874144438409127</text:p>
      <text:p text:style-name="P1">615 <text:s text:c="3"/>255 <text:s text:c="3"/>-0.9659258262890683 <text:s text:c="3"/>-0.25881904510252063 <text:s text:c="3"/>3.732050807568879</text:p>
      <text:p text:style-name="P1">616 <text:s text:c="3"/>256 <text:s text:c="3"/>-0.9702957262759965 <text:s text:c="3"/>-0.24192189559966779 <text:s text:c="3"/>4.010780933535844</text:p>
      <text:p text:style-name="P1">617 <text:s text:c="3"/>257 <text:s text:c="3"/>-0.9743700647852351 <text:s text:c="3"/>-0.22495105434386525 <text:s text:c="3"/>4.33147587428415</text:p>
      <text:p text:style-name="P1">618 <text:s text:c="3"/>258 <text:s text:c="3"/>-0.9781476007338056 <text:s text:c="3"/>-0.2079116908177598 <text:s text:c="3"/>4.704630109478443</text:p>
      <text:p text:style-name="P1">619 <text:s text:c="3"/>259 <text:s text:c="3"/>-0.9816271834476639 <text:s text:c="3"/>-0.19080899537654547 <text:s text:c="3"/>5.144554015970292</text:p>
      <text:p text:style-name="P1">620 <text:s text:c="3"/>260 <text:s text:c="3"/>-0.984807753012208 <text:s text:c="3"/>-0.17364817766693033 <text:s text:c="3"/>5.67128181961771</text:p>
      <text:p text:style-name="P1">621 <text:s text:c="3"/>261 <text:s text:c="3"/>-0.9876883405951377 <text:s text:c="3"/>-0.15643446504023104 <text:s text:c="3"/>6.313751514675036</text:p>
      <text:p text:style-name="P1">622 <text:s text:c="3"/>262 <text:s text:c="3"/>-0.9902680687415704 <text:s text:c="3"/>-0.13917310096006494 <text:s text:c="3"/>7.115369722384235</text:p>
      <text:p text:style-name="P1">623 <text:s text:c="3"/>263 <text:s text:c="3"/>-0.9925461516413221 <text:s text:c="3"/>-0.12186934340514717 <text:s text:c="3"/>8.144346427974614</text:p>
      <text:p text:style-name="P1">624 <text:s text:c="3"/>264 <text:s text:c="3"/>-0.9945218953682734 <text:s text:c="3"/>-0.10452846326765336 <text:s text:c="3"/>9.514364454222596</text:p>
      <text:p text:style-name="P1">625 <text:s text:c="3"/>265 <text:s text:c="3"/>-0.9961946980917455 <text:s text:c="3"/>-0.08715574274765825 <text:s text:c="3"/>11.430052302761332</text:p>
      <text:p text:style-name="P1">626 <text:s text:c="3"/>266 <text:s text:c="3"/>-0.9975640502598242 <text:s text:c="3"/>-0.06975647374412558 <text:s text:c="3"/>14.300666256711871</text:p>
      <text:p text:style-name="P1">627 <text:s text:c="3"/>267 <text:s text:c="3"/>-0.9986295347545738 <text:s text:c="3"/>-0.052335956242944306 <text:s text:c="3"/>19.081136687728037</text:p>
      <text:p text:style-name="P1">628 <text:s text:c="3"/>268 <text:s text:c="3"/>-0.9993908270190957 <text:s text:c="3"/>-0.03489949670250165 <text:s text:c="3"/>28.63625328291505</text:p>
      <text:p text:style-name="P1">629 <text:s text:c="3"/>269 <text:s text:c="3"/>-0.9998476951563913 <text:s text:c="3"/>-0.017452406437283498 <text:s text:c="3"/>57.28996163075947</text:p>
      <text:p text:style-name="P1">630 <text:s text:c="3"/>270 <text:s text:c="3"/>-1.0 <text:s text:c="3"/>-1.8369701987210297e-16 <text:s text:c="3"/>5443746451065123.0</text:p>
      <text:p text:style-name="P1">631 <text:s text:c="3"/>271 <text:s text:c="3"/>-0.9998476951563913 <text:s text:c="3"/>0.01745240643728313 <text:s text:c="3"/>-57.28996163076068</text:p>
      <text:p text:style-name="P1">632 <text:s text:c="3"/>272 <text:s text:c="3"/>-0.9993908270190958 <text:s text:c="3"/>0.03489949670250128 <text:s text:c="3"/>-28.63625328291535</text:p>
      <text:p text:style-name="P1">633 <text:s text:c="3"/>273 <text:s text:c="3"/>-0.9986295347545738 <text:s text:c="3"/>0.052335956242943946 <text:s text:c="3"/>-19.081136687728172</text:p>
      <text:p text:style-name="P1">634 <text:s text:c="3"/>274 <text:s text:c="3"/>-0.9975640502598243 <text:s text:c="3"/>0.06975647374412522 <text:s text:c="3"/>-14.300666256711946</text:p>
      <text:p text:style-name="P1">635 <text:s text:c="3"/>275 <text:s text:c="3"/>-0.9961946980917455 <text:s text:c="3"/>0.08715574274765789 <text:s text:c="3"/>-11.43005230276138</text:p>
      <text:p text:style-name="P1"><text:soft-page-break/>636 <text:s text:c="3"/>276 <text:s text:c="3"/>-0.9945218953682734 <text:s text:c="3"/>0.10452846326765299 <text:s text:c="3"/>-9.51436445422263</text:p>
      <text:p text:style-name="P1">637 <text:s text:c="3"/>277 <text:s text:c="3"/>-0.992546151641322 <text:s text:c="3"/>0.12186934340514768 <text:s text:c="3"/>-8.14434642797458</text:p>
      <text:p text:style-name="P1">638 <text:s text:c="3"/>278 <text:s text:c="3"/>-0.9902680687415704 <text:s text:c="3"/>0.13917310096006547 <text:s text:c="3"/>-7.115369722384209</text:p>
      <text:p text:style-name="P1">639 <text:s text:c="3"/>279 <text:s text:c="3"/>-0.9876883405951378 <text:s text:c="3"/>0.15643446504023067 <text:s text:c="3"/>-6.313751514675051</text:p>
      <text:p text:style-name="P1">640 <text:s text:c="3"/>280 <text:s text:c="3"/>-0.9848077530122081 <text:s text:c="3"/>0.17364817766692997 <text:s text:c="3"/>-5.671281819617723</text:p>
      <text:p text:style-name="P1">641 <text:s text:c="3"/>281 <text:s text:c="3"/>-0.9816271834476641 <text:s text:c="3"/>0.19080899537654425 <text:s text:c="3"/>-5.144554015970326</text:p>
      <text:p text:style-name="P1">642 <text:s text:c="3"/>282 <text:s text:c="3"/>-0.9781476007338058 <text:s text:c="3"/>0.20791169081775857 <text:s text:c="3"/>-4.704630109478472</text:p>
      <text:p text:style-name="P1">643 <text:s text:c="3"/>283 <text:s text:c="3"/>-0.9743700647852352 <text:s text:c="3"/>0.22495105434386492 <text:s text:c="3"/>-4.331475874284157</text:p>
      <text:p text:style-name="P1">644 <text:s text:c="3"/>284 <text:s text:c="3"/>-0.9702957262759966 <text:s text:c="3"/>0.24192189559966745 <text:s text:c="3"/>-4.01078093353585</text:p>
      <text:p text:style-name="P1">645 <text:s text:c="3"/>285 <text:s text:c="3"/>-0.9659258262890682 <text:s text:c="3"/>0.25881904510252113 <text:s text:c="3"/>-3.7320508075688714</text:p>
      <text:p text:style-name="P1">646 <text:s text:c="3"/>286 <text:s text:c="3"/>-0.9612616959383188 <text:s text:c="3"/>0.2756373558169994 <text:s text:c="3"/>-3.487414443840906</text:p>
      <text:p text:style-name="P1">647 <text:s text:c="3"/>287 <text:s text:c="3"/>-0.9563047559630354 <text:s text:c="3"/>0.2923717047227367 <text:s text:c="3"/>-3.270852618484141</text:p>
      <text:p text:style-name="P1">648 <text:s text:c="3"/>288 <text:s text:c="3"/>-0.9510565162951536 <text:s text:c="3"/>0.30901699437494723 <text:s text:c="3"/>-3.0776835371752553</text:p>
      <text:p text:style-name="P1">649 <text:s text:c="3"/>289 <text:s text:c="3"/>-0.945518575599317 <text:s text:c="3"/>0.3255681544571563 <text:s text:c="3"/>-2.9042108776758266</text:p>
      <text:p text:style-name="P1">650 <text:s text:c="3"/>290 <text:s text:c="3"/>-0.9396926207859085 <text:s text:c="3"/>0.34202014332566816 <text:s text:c="3"/>-2.7474774194546274</text:p>
      <text:p text:style-name="P1">651 <text:s text:c="3"/>291 <text:s text:c="3"/>-0.9335804264972021 <text:s text:c="3"/>0.35836794954529955 <text:s text:c="3"/>-2.6050890646938076</text:p>
      <text:p text:style-name="P1">652 <text:s text:c="3"/>292 <text:s text:c="3"/>-0.9271838545667874 <text:s text:c="3"/>0.37460659341591196 <text:s text:c="3"/>-2.4750868534162964</text:p>
      <text:p text:style-name="P1">653 <text:s text:c="3"/>293 <text:s text:c="3"/>-0.9205048534524405 <text:s text:c="3"/>0.3907311284892735 <text:s text:c="3"/>-2.355852365823755</text:p>
      <text:p text:style-name="P1">654 <text:s text:c="3"/>294 <text:s text:c="3"/>-0.9135454576426008 <text:s text:c="3"/>0.40673664307580054 <text:s text:c="3"/>-2.2460367739042137</text:p>
      <text:p text:style-name="P1">655 <text:s text:c="3"/>295 <text:s text:c="3"/>-0.9063077870366498 <text:s text:c="3"/>0.4226182617406996 <text:s text:c="3"/>-2.1445069205095577</text:p>
      <text:p text:style-name="P1">656 <text:s text:c="3"/>296 <text:s text:c="3"/>-0.898794046299167 <text:s text:c="3"/>0.4383711467890774 <text:s text:c="3"/>-2.050303841579296</text:p>
      <text:p text:style-name="P1">657 <text:s text:c="3"/>297 <text:s text:c="3"/>-0.891006524188368 <text:s text:c="3"/>0.45399049973954664 <text:s text:c="3"/>-1.9626105055051515</text:p>
      <text:p text:style-name="P1">658 <text:s text:c="3"/>298 <text:s text:c="3"/>-0.8829475928589271 <text:s text:c="3"/>0.4694715627858904 <text:s text:c="3"/>-1.8807264653463338</text:p>
      <text:p text:style-name="P1">659 <text:s text:c="3"/>299 <text:s text:c="3"/>-0.8746197071393961 <text:s text:c="3"/>0.4848096202463365 <text:s text:c="3"/>-1.8040477552714265</text:p>
      <text:p text:style-name="P1">660 <text:s text:c="3"/>300 <text:s text:c="3"/>-0.8660254037844386 <text:s text:c="3"/>0.5000000000000001 <text:s text:c="3"/>-1.732050807568877</text:p>
      <text:p text:style-name="P1">661 <text:s text:c="3"/>301 <text:s text:c="3"/>-0.8571673007021123 <text:s text:c="3"/>0.5150380749100542 <text:s text:c="3"/>-1.6642794823505183</text:p>
      <text:p text:style-name="P1">662 <text:s text:c="3"/>302 <text:s text:c="3"/>-0.8480480961564261 <text:s text:c="3"/>0.5299192642332047 <text:s text:c="3"/>-1.6003345290410513</text:p>
      <text:p text:style-name="P1">663 <text:s text:c="3"/>303 <text:s text:c="3"/>-0.8386705679454243 <text:s text:c="3"/>0.5446390350150266 <text:s text:c="3"/>-1.5398649638145847</text:p>
      <text:p text:style-name="P1">664 <text:s text:c="3"/>304 <text:s text:c="3"/>-0.8290375725550421 <text:s text:c="3"/>0.5591929034707462 <text:s text:c="3"/>-1.4825609685127425</text:p>
      <text:p text:style-name="P1">665 <text:s text:c="3"/>305 <text:s text:c="3"/>-0.8191520442889918 <text:s text:c="3"/>0.573576436351046 <text:s text:c="3"/>-1.4281480067421146</text:p>
      <text:p text:style-name="P1">666 <text:s text:c="3"/>306 <text:s text:c="3"/>-0.8090169943749476 <text:s text:c="3"/>0.5877852522924729 <text:s text:c="3"/>-1.3763819204711742</text:p>
      <text:p text:style-name="P1">667 <text:s text:c="3"/>307 <text:s text:c="3"/>-0.798635510047293 <text:s text:c="3"/>0.6018150231520479 <text:s text:c="3"/>-1.3270448216204112</text:p>
      <text:p text:style-name="P1">668 <text:s text:c="3"/>308 <text:s text:c="3"/>-0.7880107536067218 <text:s text:c="3"/>0.6156614753256585 <text:s text:c="3"/>-1.279941632193078</text:p>
      <text:p text:style-name="P1">669 <text:s text:c="3"/>309 <text:s text:c="3"/>-0.7771459614569708 <text:s text:c="3"/>0.6293203910498375 <text:s text:c="3"/>-1.2348971565350513</text:p>
      <text:p text:style-name="P1">670 <text:s text:c="3"/>310 <text:s text:c="3"/>-0.7660444431189781 <text:s text:c="3"/>0.6427876096865393 <text:s text:c="3"/>-1.1917535925942102</text:p>
      <text:p text:style-name="P1">671 <text:s text:c="3"/>311 <text:s text:c="3"/>-0.7547095802227722 <text:s text:c="3"/>0.656059028990507 <text:s text:c="3"/>-1.1503684072210103</text:p>
      <text:p text:style-name="P1">672 <text:s text:c="3"/>312 <text:s text:c="3"/>-0.7431448254773946 <text:s text:c="3"/>0.6691306063588578 <text:s text:c="3"/>-1.110612514829194</text:p>
      <text:p text:style-name="P1">673 <text:s text:c="3"/>313 <text:s text:c="3"/>-0.731353701619171 <text:s text:c="3"/>0.681998360062498 <text:s text:c="3"/>-1.0723687100246841</text:p>
      <text:p text:style-name="P1">674 <text:s text:c="3"/>314 <text:s text:c="3"/>-0.7193398003386517 <text:s text:c="3"/>0.6946583704589966 <text:s text:c="3"/>-1.0355303137905714</text:p>
      <text:p text:style-name="P1">675 <text:s text:c="3"/>315 <text:s text:c="3"/>-0.7071067811865477 <text:s text:c="3"/>0.7071067811865474 <text:s text:c="3"/>-1.0000000000000004</text:p>
      <text:p text:style-name="P1">676 <text:s text:c="3"/>316 <text:s text:c="3"/>-0.6946583704589976 <text:s text:c="3"/>0.7193398003386509 <text:s text:c="3"/>-0.9656887748070748</text:p>
      <text:p text:style-name="P1">677 <text:s text:c="3"/>317 <text:s text:c="3"/>-0.6819983600624983 <text:s text:c="3"/>0.7313537016191707 <text:s text:c="3"/>-0.9325150861376612</text:p>
      <text:p text:style-name="P1">678 <text:s text:c="3"/>318 <text:s text:c="3"/>-0.6691306063588581 <text:s text:c="3"/>0.7431448254773942 <text:s text:c="3"/>-0.9004040442978398</text:p>
      <text:p text:style-name="P1">679 <text:s text:c="3"/>319 <text:s text:c="3"/>-0.6560590289905074 <text:s text:c="3"/>0.7547095802227719 <text:s text:c="3"/>-0.8692867378162269</text:p>
      <text:p text:style-name="P1">680 <text:s text:c="3"/>320 <text:s text:c="3"/>-0.6427876096865396 <text:s text:c="3"/>0.7660444431189778 <text:s text:c="3"/>-0.8390996311772805</text:p>
      <text:p text:style-name="P1">681 <text:s text:c="3"/>321 <text:s text:c="3"/>-0.6293203910498378 <text:s text:c="3"/>0.7771459614569706 <text:s text:c="3"/>-0.809784033195008</text:p>
      <text:p text:style-name="P1">682 <text:s text:c="3"/>322 <text:s text:c="3"/>-0.6156614753256588 <text:s text:c="3"/>0.7880107536067216 <text:s text:c="3"/>-0.7812856265067185</text:p>
      <text:p text:style-name="P1">683 <text:s text:c="3"/>323 <text:s text:c="3"/>-0.6018150231520483 <text:s text:c="3"/>0.7986355100472928 <text:s text:c="3"/>-0.7535540501027942</text:p>
      <text:p text:style-name="P1">684 <text:s text:c="3"/>324 <text:s text:c="3"/>-0.5877852522924734 <text:s text:c="3"/>0.8090169943749473 <text:s text:c="3"/>-0.7265425280053612</text:p>
      <text:p text:style-name="P1">685 <text:s text:c="3"/>325 <text:s text:c="3"/>-0.5735764363510465 <text:s text:c="3"/>0.8191520442889916 <text:s text:c="3"/>-0.7002075382097104</text:p>
      <text:p text:style-name="P1">686 <text:s text:c="3"/>326 <text:s text:c="3"/>-0.5591929034707473 <text:s text:c="3"/>0.8290375725550414 <text:s text:c="3"/>-0.6745085168424275</text:p>
      <text:p text:style-name="P1">687 <text:s text:c="3"/>327 <text:s text:c="3"/>-0.544639035015027 <text:s text:c="3"/>0.838670567945424 <text:s text:c="3"/>-0.6494075931975105</text:p>
      <text:p text:style-name="P1">688 <text:s text:c="3"/>328 <text:s text:c="3"/>-0.5299192642332058 <text:s text:c="3"/>0.8480480961564254 <text:s text:c="3"/>-0.6248693519093289</text:p>
      <text:p text:style-name="P1">689 <text:s text:c="3"/>329 <text:s text:c="3"/>-0.5150380749100545 <text:s text:c="3"/>0.8571673007021121 <text:s text:c="3"/>-0.6008606190275608</text:p>
      <text:p text:style-name="P1">690 <text:s text:c="3"/>330 <text:s text:c="3"/>-0.5000000000000004 <text:s text:c="3"/>0.8660254037844384 <text:s text:c="3"/>-0.5773502691896264</text:p>
      <text:p text:style-name="P1">691 <text:s text:c="3"/>331 <text:s text:c="3"/>-0.4848096202463369 <text:s text:c="3"/>0.8746197071393959 <text:s text:c="3"/>-0.5543090514527687</text:p>
      <text:p text:style-name="P1">692 <text:s text:c="3"/>332 <text:s text:c="3"/>-0.4694715627858908 <text:s text:c="3"/>0.882947592858927 <text:s text:c="3"/>-0.5317094316614788</text:p>
      <text:p text:style-name="P1">693 <text:s text:c="3"/>333 <text:s text:c="3"/>-0.45399049973954697 <text:s text:c="3"/>0.8910065241883678 <text:s text:c="3"/>-0.5095254494944291</text:p>
      <text:p text:style-name="P1">694 <text:s text:c="3"/>334 <text:s text:c="3"/>-0.438371146789077 <text:s text:c="3"/>0.8987940462991671 <text:s text:c="3"/>-0.4877325885658608</text:p>
      <text:p text:style-name="P1">695 <text:s text:c="3"/>335 <text:s text:c="3"/>-0.4226182617407 <text:s text:c="3"/>0.9063077870366497 <text:s text:c="3"/>-0.46630765815499936</text:p>
      <text:p text:style-name="P1">696 <text:s text:c="3"/>336 <text:s text:c="3"/>-0.40673664307580015 <text:s text:c="3"/>0.913545457642601 <text:s text:c="3"/>-0.4452286853085361</text:p>
      <text:p text:style-name="P1">697 <text:s text:c="3"/>337 <text:s text:c="3"/>-0.3907311284892747 <text:s text:c="3"/>0.9205048534524399 <text:s text:c="3"/>-0.4244748162096059</text:p>
      <text:p text:style-name="P1">698 <text:s text:c="3"/>338 <text:s text:c="3"/>-0.37460659341591235 <text:s text:c="3"/>0.9271838545667873 <text:s text:c="3"/>-0.4040262258351572</text:p>
      <text:p text:style-name="P1">699 <text:s text:c="3"/>339 <text:s text:c="3"/>-0.35836794954530077 <text:s text:c="3"/>0.9335804264972015 <text:s text:c="3"/>-0.3838640350354164</text:p>
      <text:p text:style-name="P1">700 <text:s text:c="3"/>340 <text:s text:c="3"/>-0.3420201433256686 <text:s text:c="3"/>0.9396926207859084 <text:s text:c="3"/>-0.3639702342662022</text:p>
      <text:p text:style-name="P1">701 <text:s text:c="3"/>341 <text:s text:c="3"/>-0.32556815445715753 <text:s text:c="3"/>0.9455185755993165 <text:s text:c="3"/>-0.34432761328966627</text:p>
      <text:p text:style-name="P1">702 <text:s text:c="3"/>342 <text:s text:c="3"/>-0.3090169943749476 <text:s text:c="3"/>0.9510565162951535 <text:s text:c="3"/>-0.32491969623290656</text:p>
      <text:p text:style-name="P1">703 <text:s text:c="3"/>343 <text:s text:c="3"/>-0.29237170472273627 <text:s text:c="3"/>0.9563047559630357 <text:s text:c="3"/>-0.30573068145865984</text:p>
      <text:p text:style-name="P1">704 <text:s text:c="3"/>344 <text:s text:c="3"/>-0.2756373558169998 <text:s text:c="3"/>0.9612616959383187 <text:s text:c="3"/>-0.28674538575880865</text:p>
      <text:p text:style-name="P1">705 <text:s text:c="3"/>345 <text:s text:c="3"/>-0.2588190451025207 <text:s text:c="3"/>0.9659258262890683 <text:s text:c="3"/>-0.26794919243112264</text:p>
      <text:p text:style-name="P1">706 <text:s text:c="3"/>346 <text:s text:c="3"/>-0.24192189559966787 <text:s text:c="3"/>0.9702957262759965 <text:s text:c="3"/>-0.24932800284318082</text:p>
      <text:p text:style-name="P1">707 <text:s text:c="3"/>347 <text:s text:c="3"/>-0.22495105434386534 <text:s text:c="3"/>0.9743700647852351 <text:s text:c="3"/>-0.23086819112556348</text:p>
      <text:p text:style-name="P1">708 <text:s text:c="3"/>348 <text:s text:c="3"/>-0.20791169081775987 <text:s text:c="3"/>0.9781476007338056 <text:s text:c="3"/>-0.21255656167002268</text:p>
      <text:p text:style-name="P1">709 <text:s text:c="3"/>349 <text:s text:c="3"/>-0.19080899537654467 <text:s text:c="3"/>0.981627183447664 <text:s text:c="3"/>-0.1943803091377183</text:p>
      <text:p text:style-name="P1">710 <text:s text:c="3"/>350 <text:s text:c="3"/>-0.17364817766693127 <text:s text:c="3"/>0.9848077530122079 <text:s text:c="3"/>-0.17632698070846592</text:p>
      <text:p text:style-name="P1">711 <text:s text:c="3"/>351 <text:s text:c="3"/>-0.15643446504023112 <text:s text:c="3"/>0.9876883405951377 <text:s text:c="3"/>-0.15838444032453655</text:p>
      <text:p text:style-name="P1">712 <text:s text:c="3"/>352 <text:s text:c="3"/>-0.13917310096006588 <text:s text:c="3"/>0.9902680687415703 <text:s text:c="3"/>-0.1405408347023919</text:p>
      <text:p text:style-name="P1">713 <text:s text:c="3"/>353 <text:s text:c="3"/>-0.12186934340514811 <text:s text:c="3"/>0.992546151641322 <text:s text:c="3"/>-0.12278456090290524</text:p>
      <text:p text:style-name="P1">714 <text:s text:c="3"/>354 <text:s text:c="3"/>-0.10452846326765342 <text:s text:c="3"/>0.9945218953682733 <text:s text:c="3"/>-0.1051042352656764</text:p>
      <text:p text:style-name="P1">715 <text:s text:c="3"/>355 <text:s text:c="3"/>-0.08715574274765832 <text:s text:c="3"/>0.9961946980917455 <text:s text:c="3"/>-0.08748866352592415</text:p>
      <text:p text:style-name="P1">716 <text:s text:c="3"/>356 <text:s text:c="3"/>-0.06975647374412476 <text:s text:c="3"/>0.9975640502598243 <text:s text:c="3"/>-0.06992681194350986</text:p>
      <text:p text:style-name="P1">717 <text:s text:c="3"/>357 <text:s text:c="3"/>-0.05233595624294437 <text:s text:c="3"/>0.9986295347545738 <text:s text:c="3"/>-0.052407779283041744</text:p>
      <text:p text:style-name="P1">718 <text:s text:c="3"/>358 <text:s text:c="3"/>-0.034899496702500823 <text:s text:c="3"/>0.9993908270190958 <text:s text:c="3"/>-0.03492076949174758</text:p>
      <text:p text:style-name="P1">719 <text:s text:c="3"/>359 <text:s text:c="3"/>-0.01745240643728445 <text:s text:c="3"/>0.9998476951563913 <text:s text:c="3"/>-0.01745506492821852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8T05:52:07.591991202</dc:date>
    <meta:editing-duration>PT1M42S</meta:editing-duration>
    <meta:editing-cycles>1</meta:editing-cycles>
    <meta:document-statistic meta:table-count="0" meta:image-count="0" meta:object-count="0" meta:page-count="6" meta:paragraph-count="722" meta:word-count="3619" meta:character-count="55990" meta:non-whitespace-character-count="44440"/>
    <meta:generator>LibreOffice/7.3.5.2$Linux_X86_64 LibreOffice_project/30$Build-2</meta:generator>
  </office:meta>
</office:document-meta>
</file>